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3C0000003C292950B4.png"/>
  <manifest:file-entry manifest:media-type="" manifest:full-path="Pictures/200000070000304700001A0C22496E30.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Lucida Sans1" svg:font-family="'Lucida Sans'" style:font-family-generic="swiss"/>
    <style:font-face style:name="Courier New" svg:font-family="'Courier New'" style:font-adornments="Normale"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background-color="#ffff00"/>
    </style:style>
    <style:style style:name="P3" style:family="paragraph" style:parent-style-name="Standard">
      <style:text-properties fo:language="en" fo:country="US" style:text-underline-style="solid" style:text-underline-width="auto" style:text-underline-color="font-color"/>
    </style:style>
    <style:style style:name="P4" style:family="paragraph" style:parent-style-name="Standard" style:list-style-name="WWNum1"/>
    <style:style style:name="P5" style:family="paragraph" style:parent-style-name="Standard" style:list-style-name="WWNum7"/>
    <style:style style:name="P6" style:family="paragraph" style:parent-style-name="Standard" style:list-style-name="WWNum8"/>
    <style:style style:name="P7" style:family="paragraph" style:parent-style-name="Standard" style:list-style-name="WWNum4"/>
    <style:style style:name="P8" style:family="paragraph" style:parent-style-name="Standard" style:list-style-name="WWNum10"/>
    <style:style style:name="P9" style:family="paragraph" style:parent-style-name="Standard" style:list-style-name="WWNum11"/>
    <style:style style:name="P10" style:family="paragraph" style:parent-style-name="Standard" style:list-style-name="WWNum17"/>
    <style:style style:name="P11" style:family="paragraph" style:parent-style-name="Standard" style:list-style-name="WWNum16"/>
    <style:style style:name="P12" style:family="paragraph" style:parent-style-name="Standard">
      <style:paragraph-properties fo:text-align="justify" style:justify-single-word="false"/>
    </style:style>
    <style:style style:name="P13" style:family="paragraph" style:parent-style-name="Standard">
      <style:paragraph-properties fo:break-before="page"/>
      <style:text-properties fo:language="en" fo:country="US"/>
    </style:style>
    <style:style style:name="P14" style:family="paragraph" style:parent-style-name="Standard">
      <style:paragraph-properties fo:margin-top="0cm" fo:margin-bottom="0cm"/>
    </style:style>
    <style:style style:name="P15" style:family="paragraph" style:parent-style-name="Standard" style:list-style-name="WWNum4">
      <style:paragraph-properties fo:margin-top="0cm" fo:margin-bottom="0cm" fo:line-height="100%"/>
    </style:style>
    <style:style style:name="P16" style:family="paragraph" style:parent-style-name="Standard">
      <style:paragraph-properties fo:margin-top="0cm" fo:margin-bottom="0cm"/>
      <style:text-properties fo:font-size="8pt" fo:language="en" fo:country="US" style:font-size-asian="8pt" style:font-size-complex="8pt"/>
    </style:style>
    <style:style style:name="P17" style:family="paragraph" style:parent-style-name="Heading_20_1" style:master-page-name="Standard">
      <style:paragraph-properties fo:text-align="center" style:justify-single-word="false" style:page-number="auto"/>
    </style:style>
    <style:style style:name="P18" style:family="paragraph" style:parent-style-name="List_20_Paragraph" style:list-style-name="WWNum2"/>
    <style:style style:name="P19" style:family="paragraph" style:parent-style-name="List_20_Paragraph" style:list-style-name="WWNum5"/>
    <style:style style:name="P20" style:family="paragraph" style:parent-style-name="List_20_Paragraph" style:list-style-name="WWNum6"/>
    <style:style style:name="P21" style:family="paragraph" style:parent-style-name="List_20_Paragraph">
      <style:paragraph-properties fo:margin-left="0cm" fo:margin-right="0cm" fo:text-indent="0cm" style:auto-text-indent="false"/>
      <style:text-properties fo:language="en" fo:country="US"/>
    </style:style>
    <style:style style:name="P22" style:family="paragraph" style:parent-style-name="Heading_20_3" style:master-page-name="">
      <style:paragraph-properties fo:margin-left="0cm" fo:margin-right="0cm" fo:margin-top="0.353cm" fo:margin-bottom="0cm" fo:line-height="115%" fo:keep-together="always" fo:orphans="2" fo:widows="2" fo:text-indent="0cm" style:auto-text-indent="false" style:page-number="auto" fo:keep-with-next="always" style:writing-mode="lr-tb"/>
    </style:style>
    <style:style style:name="P23" style:family="paragraph" style:parent-style-name="Heading_20_2">
      <style:paragraph-properties fo:break-before="page"/>
    </style:style>
    <style:style style:name="P24" style:family="paragraph" style:parent-style-name="Heading_20_2">
      <style:paragraph-properties fo:text-align="justify" style:justify-single-word="false" fo:break-before="page"/>
    </style:style>
    <style:style style:name="P25" style:family="paragraph">
      <style:paragraph-properties fo:text-align="center"/>
      <style:text-properties fo:font-size="18pt"/>
    </style:style>
    <style:style style:name="T1" style:family="text">
      <style:text-properties fo:font-size="26pt" fo:language="en" fo:country="US" style:font-size-asian="26pt" style:font-size-complex="26pt"/>
    </style:style>
    <style:style style:name="T2" style:family="text">
      <style:text-properties fo:language="en" fo:country="US"/>
    </style:style>
    <style:style style:name="T3" style:family="text">
      <style:text-properties fo:language="en" fo:country="US" style:font-name-complex="Calibri1" style:font-style-complex="italic"/>
    </style:style>
    <style:style style:name="T4" style:family="text">
      <style:text-properties fo:language="en" fo:country="US" fo:background-color="#ffff00"/>
    </style:style>
    <style:style style:name="T5" style:family="text">
      <style:text-properties fo:language="en" fo:country="US" style:text-underline-style="solid" style:text-underline-width="auto" style:text-underline-color="font-color"/>
    </style:style>
    <style:style style:name="T6" style:family="text">
      <style:text-properties fo:language="en" fo:country="none"/>
    </style:style>
    <style:style style:name="T7" style:family="text">
      <style:text-properties fo:language="en" fo:country="none" style:font-name-complex="Calibri1"/>
    </style:style>
    <style:style style:name="T8" style:family="text">
      <style:text-properties fo:language="en" fo:country="none" fo:font-style="italic" style:font-style-asian="italic" style:font-style-complex="italic"/>
    </style:style>
    <style:style style:name="T9" style:family="text">
      <style:text-properties fo:font-size="8pt" fo:language="en" fo:country="US" style:font-size-asian="8pt" style:font-size-complex="8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5" svg:width="8.769cm" svg:height="4.744cm" svg:x="0cm" svg:y="0cm">
        <draw:image xlink:href="Pictures/200000070000304700001A0C22496E30.wmf" xlink:type="simple" xlink:show="embed" xlink:actuate="onLoad">
          <text:p/>
        </draw:image>
      </draw:frame>
      <draw:frame text:anchor-type="page" text:anchor-page-number="0" draw:z-index="2" draw:name="Picture 2" draw:style-name="gr1" draw:text-style-name="P25" svg:width="0.694cm" svg:height="0.694cm" svg:x="0cm" svg:y="0cm">
        <draw:image xlink:href="Pictures/100002010000003C0000003C292950B4.png" xlink:type="simple" xlink:show="embed" xlink:actuate="onLoad">
          <text:p/>
        </draw:image>
      </draw:frame>
      <text:list xml:id="list8749262526795853690" text:style-name="Outline">
        <text:list-item>
          <text:h text:style-name="P17" text:outline-level="1"><text:span text:style-name="T1">QAD (Quantum Aided Design)</text:span></text:h>
        </text:list-item>
      </text:list>
      <text:p text:style-name="P1"/>
      <text:list xml:id="list36607317" text:continue-numbering="true" text:style-name="Outline">
        <text:list-item>
          <text:list>
            <text:list-item>
              <text:h text:style-name="P23" text:outline-level="2"><text:bookmark-start text:name="Introduction"/><text:span text:style-name="T2">Introduction</text:span><text:bookmark-end text:name="Introduction"/></text:h>
            </text:list-item>
          </text:list>
        </text:list-item>
      </text:list>
      <text:p text:style-name="Standard"><text:span text:style-name="T2">The idea of QAD is to add QGIS of all CAD commands for editing geometries in an professional way.</text:span></text:p>
      <text:p text:style-name="P1"/>
      <text:list xml:id="list36603552" text:continue-numbering="true" text:style-name="Outline">
        <text:list-item>
          <text:list>
            <text:list-item>
              <text:h text:style-name="P23" text:outline-level="2"><text:bookmark-start text:name="WorkPhilosophy"/><text:span text:style-name="T6">Work philosophy</text:span><text:bookmark-end text:name="WorkPhilosophy"/></text:h>
            </text:list-item>
          </text:list>
        </text:list-item>
      </text:list>
      <text:p text:style-name="Standard"><text:span text:style-name="T6">QAD has a different logic by QGIS and closer to popular CAD software.</text:span></text:p>
      <text:p text:style-name="Standard"><text:span text:style-name="T6">To reduce learning time, QAD is inspired to the most popular CAD. This manual assumes that you have already the knowledge of the most popular CAD environment and commands. Otherwise use the appropriate documentation (there is a large amount of manuals) or search the command on internet.</text:span></text:p>
      <text:p text:style-name="Standard"><text:span text:style-name="T2">QAD commands haven’t the same options as those of </text:span><text:span text:style-name="T6">the most popular CAD</text:span><text:span text:style-name="T2"> since QGIS context is different (usually graphical options), some commands have more options. This manual describes only the options not present in the corresponding </text:span><text:span text:style-name="T6">most popular CAD</text:span><text:span text:style-name="T2"> commands.</text:span></text:p>
      <text:p text:style-name="Standard"><text:span text:style-name="T6">The current reference system of the project must be a projected coordinate system and not a geographic system.</text:span></text:p>
      <text:list xml:id="list36616263" text:continue-numbering="true" text:style-name="Outline">
        <text:list-item>
          <text:list>
            <text:list-item>
              <text:h text:style-name="Heading_20_2" text:outline-level="2"><text:bookmark-start text:name="Layer"/><text:span text:style-name="T2">Layer</text:span><text:bookmark-end text:name="Layer"/></text:h>
            </text:list-item>
          </text:list>
        </text:list-item>
      </text:list>
      <text:p text:style-name="Standard"><text:span text:style-name="T6">QAD supports all types of vector layers of QGIS with a distinction regarding the point layer. In fact, QAD manage layers of QGIS distinguishing between symbols layers and text layers. The first displays symbols while the second displays texts.</text:span></text:p>
      <text:p text:style-name="Standard"><text:span text:style-name="T6">The text layer is a layer that displays labels only. It is a QGIS point layer with the following characteristics:</text:span></text:p>
      <text:list xml:id="list4137974624282760221" text:style-name="WWNum1">
        <text:list-item>
          <text:p text:style-name="P4"><text:span text:style-name="T6">the symbol must have a minimum of 90% transparency</text:span></text:p>
        </text:list-item>
        <text:list-item>
          <text:p text:style-name="P4"><text:span text:style-name="T6">must have a label</text:span></text:p>
        </text:list-item>
      </text:list>
      <text:p text:style-name="Standard"><text:span text:style-name="T6">Layers that are not textual will be considered as symbol</text:span><text:span text:style-name="T2"> layers.</text:span></text:p>
      <text:p text:style-name="P1"/>
      <text:list xml:id="list36614829" text:continue-list="list36616263" text:style-name="Outline">
        <text:list-item>
          <text:list>
            <text:list-item>
              <text:list>
                <text:list-item>
                  <text:h text:style-name="Heading_20_3" text:outline-level="3"><text:span text:style-name="T6">Text layer model</text:span><text:span text:style-name="T2">:</text:span></text:h>
                </text:list-item>
              </text:list>
            </text:list-item>
          </text:list>
        </text:list-item>
      </text:list>
      <text:p text:style-name="Standard"><text:span text:style-name="T6">The text layer must have the following fields</text:span><text:span text:style-name="T2">:</text:span></text:p>
      <text:list xml:id="list5187643067065699363" text:style-name="WWNum7">
        <text:list-item>
          <text:p text:style-name="P5"><text:span text:style-name="T6">a character field to store text</text:span></text:p>
        </text:list-item>
      </text:list>
      <text:p text:style-name="Standard"><text:span text:style-name="T6">Optional fields</text:span>:</text:p>
      <text:list xml:id="list36631963" text:continue-numbering="true" text:style-name="WWNum7">
        <text:list-item>
          <text:p text:style-name="P5"><text:span text:style-name="T6">a real number field to store the text height (map unit</text:span><text:span text:style-name="T2">)</text:span></text:p>
        </text:list-item>
        <text:list-item>
          <text:p text:style-name="P5"><text:span text:style-name="T2">a real number field to store text rotation (degree counterclockwise where zero = horizontal to the right)</text:span></text:p>
        </text:list-item>
      </text:list>
      <text:p text:style-name="Standard"><text:span text:style-name="T2">The textual layer must be defined with labels set as follows:</text:span></text:p>
      <text:list xml:id="list2016082940290694484" text:style-name="WWNum8">
        <text:list-item>
          <text:p text:style-name="P6"><text:span text:style-name="T2">the size can be read from a real number field that stores the text height (in map units, tab &lt;Labels&gt;-&lt;Text&gt;, </text:span><text:span text:style-name="T6">if set than the TEXT command will ask for it</text:span><text:span text:style-name="T2">)</text:span></text:p>
        </text:list-item>
        <text:list-item>
          <text:p text:style-name="P6"><text:span text:style-name="T2">the rotation can be read from a real number field that stores text rotation (degree counterclockwise where zero = horizontal to the right), &lt;Preserve data rotation values&gt; option enabled (tab &lt;Labels&gt;-&lt;Placement&gt;, </text:span><text:span text:style-name="T6">if set than the TEXT command will ask for it</text:span><text:span text:style-name="T2">)</text:span></text:p>
        </text:list-item>
      </text:list>
      <text:p text:style-name="P1"/>
      <text:list xml:id="list36615647" text:continue-list="list36614829" text:style-name="Outline">
        <text:list-item>
          <text:list>
            <text:list-item>
              <text:list>
                <text:list-item>
                  <text:h text:style-name="Heading_20_3" text:outline-level="3"><text:soft-page-break/><text:span text:style-name="T6">Symbol layer model</text:span><text:span text:style-name="T2">:</text:span></text:h>
                </text:list-item>
              </text:list>
            </text:list-item>
          </text:list>
        </text:list-item>
      </text:list>
      <text:p text:style-name="Standard"><text:span text:style-name="T6">The symbol layers may have the following optional fields</text:span><text:span text:style-name="T2">:</text:span></text:p>
      <text:list xml:id="list36617117" text:continue-list="list36631963" text:style-name="WWNum7">
        <text:list-item>
          <text:p text:style-name="P5"><text:span text:style-name="T6">a real number field to store the symbol rotation </text:span><text:span text:style-name="T2">(degree counterclockwise where zero = horizontal to the right)</text:span></text:p>
        </text:list-item>
        <text:list-item>
          <text:p text:style-name="P5"><text:span text:style-name="T6">a real number field to store the symbol scale</text:span></text:p>
        </text:list-item>
      </text:list>
      <text:p text:style-name="Standard"><text:span text:style-name="T6">The symbol layer can be defined with a style set as follows</text:span><text:span text:style-name="T2">:</text:span></text:p>
      <text:list xml:id="list36630963" text:continue-list="list2016082940290694484" text:style-name="WWNum8">
        <text:list-item>
          <text:p text:style-name="P6"><text:span text:style-name="T6">If you decide to handle the rotation or scale of symbols then the &lt;Style&gt;-&lt;Single Symbol&gt; option and &lt;Style&gt;-&lt;map units&gt; option must be enabled</text:span></text:p>
        </text:list-item>
        <text:list-item>
          <text:p text:style-name="P6"><text:span text:style-name="T6">The rotation could be read by a real number field that stores the symbol rotation through the formula "360-&lt;field that stores the rotation&gt;" (</text:span><text:span text:style-name="T2">degree counterclockwise where zero = horizontal to the right, </text:span><text:span text:style-name="T6">&lt;Style&gt;-&lt;Advanced&gt; option "rotation field name"-&lt;Espressione</text:span><text:span text:style-name="T2">&gt;, </text:span><text:span text:style-name="T6">if set than the INSERT command will ask for it</text:span><text:span text:style-name="T2">)</text:span></text:p>
        </text:list-item>
        <text:list-item>
          <text:p text:style-name="P6"><text:span text:style-name="T2">The scale can be read by a real number field that stores the scale of the symbol (</text:span><text:span text:style-name="T6">&lt;Style&gt;-</text:span><text:span text:style-name="T2">&lt;Advanced&gt;-&lt;Size scale field&gt;-“</text:span><text:span text:style-name="T6"> field that stores the </text:span><text:span text:style-name="T2">scale” and </text:span><text:span text:style-name="T6">&lt;Style&gt;-</text:span><text:span text:style-name="T2">&lt; Advanced &gt;-&lt;Size scale field &gt;-&lt;Scale diameter&gt;, </text:span><text:span text:style-name="T6">if set than the INSERT command will ask for it</text:span><text:span text:style-name="T2">)</text:span></text:p>
        </text:list-item>
      </text:list>
      <text:p text:style-name="P1"/>
      <text:list xml:id="list36628652" text:continue-list="list36615647" text:style-name="Outline">
        <text:list-item>
          <text:list>
            <text:list-item>
              <text:list>
                <text:list-item>
                  <text:h text:style-name="Heading_20_3" text:outline-level="3"><text:span text:style-name="T6">Arcs and circles</text:span></text:h>
                </text:list-item>
              </text:list>
            </text:list-item>
          </text:list>
        </text:list-item>
      </text:list>
      <text:p text:style-name="Standard"><text:span text:style-name="T6">QAD supports approximating arcs and circles in small segments.</text:span></text:p>
      <text:list xml:id="list4706760449544680080" text:style-name="WWNum2">
        <text:list-item>
          <text:p text:style-name="P18"><text:span text:style-name="T6">For arcs the number of these segments depends on TOLERANCE2APPROXCURVE and ARCMINSEGMENTQTY variables (minimum number of segments to be used for the approximation)</text:span></text:p>
        </text:list-item>
        <text:list-item>
          <text:p text:style-name="P18"><text:span text:style-name="T6">For circles the number of these segments depends on TOLERANCE2APPROXCURVE and </text:span><text:span text:style-name="T2">CIRCLEMINSEGMENTQTY</text:span><text:span text:style-name="T3"> </text:span><text:span text:style-name="T6">variables (minimum number of segments to be used for the approximation)</text:span></text:p>
        </text:list-item>
      </text:list>
      <text:p text:style-name="Standard"><draw:frame draw:style-name="fr1" text:anchor-type="as-char" svg:width="8.77cm" svg:height="4.745cm" draw:z-index="1"><draw:image xlink:href="Pictures/200000070000304700001A0C22496E30.wmf" xlink:type="simple" xlink:show="embed" xlink:actuate="onLoad"/></draw:frame></text:p>
      <text:p text:style-name="Standard"><text:span text:style-name="T9">Maximum approximation error </text:span></text:p>
      <text:list xml:id="list36612744" text:continue-list="list36628652" text:style-name="Outline">
        <text:list-item>
          <text:list>
            <text:list-item>
              <text:h text:style-name="P23" text:outline-level="2"><text:bookmark-start text:name="OSNAP"/><text:span text:style-name="T2">OSNAP</text:span><text:bookmark-end text:name="OSNAP"/></text:h>
            </text:list-item>
          </text:list>
        </text:list-item>
      </text:list>
      <text:p text:style-name="Standard"><text:span text:style-name="T2">The F3 key activates/deactivates the osnap mode.</text:span></text:p>
      <text:p text:style-name="Standard"><text:span text:style-name="T2">Since QAD version 3.0.4 osnap will be run on the snap layers enabled by QGIS (current layer, all layers, only snap selected layer).</text:span></text:p>
      <text:p text:style-name="Standard"><text:span text:style-name="T6">To change the osnap mode</text:span><text:span text:style-name="T2">:</text:span></text:p>
      <text:list xml:id="list1653975128017319413" text:style-name="WWNum4">
        <text:list-item>
          <text:p text:style-name="P7"><text:span text:style-name="T2">When a command ask for a point press CTRL + right mouse button to choose a different snap mode.</text:span></text:p>
        </text:list-item>
        <text:list-item>
          <text:p text:style-name="P7"><text:span text:style-name="T2">When a command ask for a point type in the text window:<text:line-break/>"NONE" = no snap<text:line-break/>"END" = endpoints of each segment<text:line-break/>"END_PL" = endpoint of the entire polyline<text:line-break/>"MID" = midpoint<text:line-break/>"CEN" = center (centroid)<text:line-break/>"NOD" = point object<text:line-break/>"QUA" = quadrant point<text:line-break/>"INT" = intersection<text:line-break/>"INS" = insertion point<text:line-break/>"PER" = perpendicular point<text:line-break/>"TAN" = tangent<text:line-break/>"NEA" = closest point<text:line-break/>"APP" = apparent intersection <text:line-break/>"EXT" = Extension<text:line-break/>"PAR" = Parallel<text:line-break/>"INT_EXT" = intersection on extension<text:line-break/>"PR" = progressive distance (may be followed by a number to set a progressive distance different from default)</text:span></text:p>
        </text:list-item>
        <text:list-item>
          <text:p text:style-name="P15"><text:span text:style-name="T6">Using the setvar command to set the OSMODE variable with a combination a bit using the following schema:</text:span><text:span text:style-name="T2"><text:line-break/></text:span><text:span text:style-name="T6">0 = None</text:span><text:span text:style-name="T2"><text:line-break/></text:span><text:span text:style-name="T6">1 = endpoint</text:span><text:span text:style-name="T2"><text:line-break/></text:span><text:span text:style-name="T6">2 = midpoint</text:span><text:span text:style-name="T2"><text:line-break/></text:span><text:span text:style-name="T6">4 = center (centroid)</text:span><text:span text:style-name="T2"><text:line-break/></text:span><text:span text:style-name="T6">8 = point object</text:span><text:span text:style-name="T2"><text:line-break/></text:span><text:span text:style-name="T6">16 = quadrant point</text:span><text:span text:style-name="T2"><text:line-break/></text:span><text:span text:style-name="T6">32 = intersection</text:span><text:span text:style-name="T2"><text:line-break/></text:span><text:span text:style-name="T6">64 = insertion point</text:span><text:span text:style-name="T2"><text:line-break/></text:span><text:span text:style-name="T6">128 = perpendicular point</text:span><text:span text:style-name="T2"><text:line-break/></text:span><text:span text:style-name="T6">256 = tangent</text:span><text:span text:style-name="T2"><text:line-break/></text:span><text:span text:style-name="T6">512 = closest point</text:span><text:span text:style-name="T2"><text:line-break/></text:span><text:span text:style-name="T6">1024 = clear all object snaps</text:span><text:span text:style-name="T2"><text:line-break/></text:span><text:span text:style-name="T6">2048 = apparent intersection</text:span><text:span text:style-name="T2"><text:line-break/></text:span><text:span text:style-name="T6">4096 = extension</text:span><text:span text:style-name="T2"><text:line-break/></text:span><text:span text:style-name="T6">8192 = parallel</text:span><text:span text:style-name="T2"><text:line-break/></text:span><text:span text:style-name="T6">16384 = osnap disabled</text:span><text:span text:style-name="T2"><text:line-break/></text:span><text:soft-page-break/><text:span text:style-name="T6">65536 = progressive distance</text:span><text:span text:style-name="T2"><text:line-break/></text:span><text:span text:style-name="T6">131072 = intersection on extension</text:span><text:span text:style-name="T2"><text:line-break/></text:span><text:span text:style-name="T6">2097152 = endpoints of the entire polyline</text:span><text:span text:style-name="T2"> </text:span></text:p>
        </text:list-item>
        <text:list-item>
          <text:p text:style-name="P15"><text:span text:style-name="T2">Run DSETTING command</text:span></text:p>
        </text:list-item>
      </text:list>
      <text:list xml:id="list36624738" text:continue-list="list36612744" text:style-name="Outline">
        <text:list-item>
          <text:list>
            <text:list-item>
              <text:h text:style-name="P23" text:outline-level="2"><text:bookmark-start text:name="HowToSpecifyAPoint"/><text:span text:style-name="T6">How to specify a point</text:span><text:bookmark-end text:name="HowToSpecifyAPoint"/></text:h>
            </text:list-item>
          </text:list>
        </text:list-item>
      </text:list>
      <text:p text:style-name="Standard"><text:span text:style-name="T6">The coordinates of a point can be expressed using the following syntax:</text:span></text:p>
      <text:list xml:id="list388103439925860751" text:style-name="WWNum5">
        <text:list-item>
          <text:p text:style-name="P19">x,y</text:p>
        </text:list-item>
        <text:list-item>
          <text:p text:style-name="P19"><text:span text:style-name="T2">@length&lt;angle (from the previous point you move to a distance using an angle)</text:span></text:p>
        </text:list-item>
        <text:list-item>
          <text:p text:style-name="P19"><text:span text:style-name="T2">@ x,y (from the previous point you move to a distance in the X axis and to another distance in the Y axis)</text:span></text:p>
        </text:list-item>
        <text:list-item>
          <text:p text:style-name="P19">@ (<text:span text:style-name="T2">previous point</text:span>)</text:p>
        </text:list-item>
        <text:list-item>
          <text:p text:style-name="P19"><text:span text:style-name="T2">length (from the previous point you move to a distance using the current mouse position)</text:span></text:p>
        </text:list-item>
        <text:list-item>
          <text:p text:style-name="P19"><text:span text:style-name="T2">Coordinate specified in a coordinate reference system different from the current one</text:span></text:p>
        </text:list-item>
      </text:list>
      <text:p text:style-name="P21"/>
      <text:list xml:id="list36631946" text:continue-list="list36624738" text:style-name="Outline">
        <text:list-item>
          <text:list>
            <text:list-item>
              <text:list>
                <text:list-item>
                  <text:h text:style-name="Heading_20_3" text:outline-level="3"><text:span text:style-name="T2">Coordinate specified in a coordinate reference system different from the current one</text:span></text:h>
                </text:list-item>
              </text:list>
            </text:list-item>
          </text:list>
        </text:list-item>
      </text:list>
      <text:p text:style-name="Standard"><text:span text:style-name="T2">If the coordinate reference system is projected:</text:span></text:p>
      <text:p text:style-name="Standard"><text:span text:style-name="T2">enter x,y (SRID). For example 1491621.64817, 4915622.63154 (EPSG:3003) is a point with coordinate X=1491621.64817 and Y=4915622.63154 in the projected coordinate reference system EPSG:3003<text:line-break/></text:span></text:p>
      <text:p text:style-name="Standard"><text:span text:style-name="T2">If the coordinate reference system is geographic:</text:span></text:p>
      <text:p text:style-name="Standard"><text:span text:style-name="T2">enter latitude, longitude (SRID). For example 44º 24' 48N/ 08º 50' 15E (EPSG:4326) is a point with latitude 44 degrees 24 minutes 48 seconds and longitude 6 degrees 50 minutes 15 seconds in the geographic coordinate reference system EPSG:4326.</text:span></text:p>
      <text:p text:style-name="Standard"><text:span text:style-name="T2">Latitude and Longitude values can be set using the following notations:</text:span></text:p>
      <text:list xml:id="list7552448284111249630" text:style-name="WWNum10">
        <text:list-item>
          <text:p text:style-name="P8"><text:span text:style-name="T2">Decimal Degrees (DDD) - In this notation, decimal precision is set in the 'degree' coordinate. </text:span>For example, 49.11675953666N</text:p>
        </text:list-item>
        <text:list-item>
          <text:p text:style-name="P8"><text:span text:style-name="T2">Degrees, Minutes, and Seconds (DMS) - In this notation, decimal precision is set in the 'seconds' coordinate. </text:span>For example, 49 7'20.06"N</text:p>
        </text:list-item>
        <text:list-item>
          <text:p text:style-name="P8"><text:span text:style-name="T2">Degrees, Minutes with Decimal Seconds (DMM) - In this notation, decimal precision is set in the 'minutes' coordinate. For example, 49 7. 3343333"N. (Here, 20.06 seconds above is divided by 60 to get the decimal minute value for 20.06 seconds.)</text:span></text:p>
        </text:list-item>
      </text:list>
      <text:p text:style-name="Standard"><text:span text:style-name="T2">Latitude and Longitude syntax is specified as follows:</text:span></text:p>
      <text:list xml:id="list4049169759626548152" text:style-name="WWNum11">
        <text:list-item>
          <text:p text:style-name="P9"><text:span text:style-name="T2">Numeric Values - Simply separate each coordinate notation with a white space and the entry will be recognized correctly. For example, you can indicate a DMS notation as: 37 24 23.3. You could indicate a DMM notation as 49 7.0055722.<text:line-break/>You can also use the character (°) for degrees, the single quote mark (') for minutes and the double quote mark (") for seconds, as follows: 49°7'20.06"</text:span></text:p>
        </text:list-item>
        <text:list-item>
          <text:p text:style-name="P9"><text:soft-page-break/><text:span text:style-name="T2">Direction Notation (North/South, East/West)<text:line-break/>Use 'N', 'S', 'E', or 'W' to indicate direction. The letter can be entered either upper or lower case and it can be placed before or after the coordinate value. For example: N 37 24 23.3 is the same as 37 24 23.3 N<text:line-break/>You can also use the minus sign (-) to indicate a westerly or southerly position. When you use this kind of notation, do not specify a letter symbol. Additionally, you do not need to use a plus sign (+) to indicate northerly/easterly directions. </text:span>So, for example this is a valid entry<text:span text:style-name="T2">: 37 25 19.07, -122 05 08.40</text:span></text:p>
        </text:list-item>
        <text:list-item>
          <text:p text:style-name="P9"><text:span text:style-name="T2">Entering Latitude, Longitude Pairs<text:line-break/>When entering latitudinal or longitudinal pairs, the first coordinate is interpreted as latitude unless you use a direction letter to clarify (E or W). For example, you can enter longitude first as: 122 05 08.40 W 37 25 19.07 N<text:line-break/>However, you cannot use the minus sign to enter longitude first:-122 05 08.40 37 25 19.07<text:line-break/>You can separate pair entries with a space, a comma, or a slash: 37.7 N 122.2 W or 37.7 N,122.2 W or 37.7 N/122.2 W</text:span></text:p>
        </text:list-item>
      </text:list>
      <text:list xml:id="list36623652" text:continue-list="list36631946" text:style-name="Outline">
        <text:list-item>
          <text:list>
            <text:list-item>
              <text:h text:style-name="P23" text:outline-level="2"><text:bookmark-start text:name="DYNAMICINPUT"/><text:span text:style-name="T2">DYNAMIC INPUT</text:span><text:bookmark-end text:name="DYNAMICINPUT"/></text:h>
            </text:list-item>
          </text:list>
        </text:list-item>
      </text:list>
      <text:p text:style-name="Standard"><text:span text:style-name="T2">You can turn off dynamic input temporarily by holding down the F12 key. Dynamic input provides a command interface near the cursor in the drawing area.</text:span></text:p>
      <text:p text:style-name="Standard"><text:span text:style-name="T2">Run DSETTINGS command to set dynamic input properties.</text:span></text:p>
      <text:p text:style-name="P2"/>
      <text:p text:style-name="P13"/>
      <text:list xml:id="list36622236" text:continue-numbering="true" text:style-name="Outline">
        <text:list-item>
          <text:list>
            <text:list-item>
              <text:h text:style-name="Heading_20_2" text:outline-level="2"><text:bookmark-start text:name="SelectingObjects"/><text:span text:style-name="T2">Selecting objects</text:span><text:bookmark-end text:name="SelectingObjects"/></text:h>
            </text:list-item>
          </text:list>
        </text:list-item>
      </text:list>
      <text:p text:style-name="Standard"><text:span text:style-name="T6">When a command ask to select the objects (usually with the message "select objects") you can type the letter "H" for Help to show all options.</text:span></text:p>
      <text:p text:style-name="Standard"><text:span text:style-name="T6">The &lt;WCircle&gt; and &lt;CCircle&gt; options select respectively objects that are Inside/intersecting a circle and objects only inside a circle</text:span><text:span text:style-name="T2">.</text:span></text:p>
      <text:p text:style-name="Standard"><text:span text:style-name="T2">The &lt;WObjects&gt; </text:span><text:span text:style-name="T6">and</text:span><text:span text:style-name="T2"> &lt;Cobjects&gt; options select respectively objects that </text:span><text:span text:style-name="T6">are Inside/intersecting existing objects and objects only inside existing objects</text:span><text:span text:style-name="T2">.</text:span></text:p>
      <text:p text:style-name="Standard"><text:span text:style-name="T2">The &lt;FBuffer&gt; </text:span><text:span text:style-name="T6">and</text:span><text:span text:style-name="T2"> &lt;IBuffer&gt; options select respectively objects that </text:span><text:span text:style-name="T6">are Inside/intersecting a</text:span><text:span text:style-name="T2"> buffer and </text:span><text:span text:style-name="T6">objects only inside </text:span><text:span text:style-name="T2">a buffer.</text:span></text:p>
      <text:list xml:id="list36615191" text:continue-numbering="true" text:style-name="Outline">
        <text:list-item>
          <text:list>
            <text:list-item>
              <text:h text:style-name="P23" text:outline-level="2"><text:bookmark-start text:name="Dimensioning"/><text:span text:style-name="T6">Dimensioning</text:span><text:bookmark-end text:name="Dimensioning"/></text:h>
            </text:list-item>
          </text:list>
        </text:list-item>
      </text:list>
      <text:p text:style-name="Standard"><text:span text:style-name="T6">Dimension style is a set of properties that determine the appearance of dimensions. These properties are stored in files with the extension .dim and are loaded on QAD startup or on loading a project</text:span><text:span text:style-name="T2">. </text:span><text:span text:style-name="T6">Dimension files must be saved in the current project folder or in the QAD installation folder (i.e. in windows 8 "C:\users\</text:span><text:span text:style-name="T8">current user\</text:span><text:span text:style-name="T6">.qgis2\python\plugins\qad<text:tab/>").</text:span></text:p>
      <text:p text:style-name="Standard"><text:span text:style-name="T6">QAD stores the elements constituting a dimension in 3 different layers:</text:span><text:span text:style-name="T2">:</text:span></text:p>
      <text:list xml:id="list2172792866506077537" text:style-name="WWNum6">
        <text:list-item>
          <text:p text:style-name="P20"><text:span text:style-name="T2">Text layer for storing dimension text</text:span></text:p>
        </text:list-item>
        <text:list-item>
          <text:p text:style-name="P20"><text:span text:style-name="T2">Symbol layers to store punctual dimension objects (dimension points, arrow symbols ...)</text:span></text:p>
        </text:list-item>
        <text:list-item>
          <text:p text:style-name="P20"><text:span text:style-name="T2">Linear layers to store linear dimension objects (dimension line, extension lines ...)</text:span></text:p>
        </text:list-item>
      </text:list>
      <text:list xml:id="list36629485" text:continue-list="list36615191" text:style-name="Outline">
        <text:list-item>
          <text:list>
            <text:list-item>
              <text:list>
                <text:list-item>
                  <text:h text:style-name="Heading_20_3" text:outline-level="3"><text:span text:style-name="T2">Text layer model for dimensioning:</text:span></text:h>
                </text:list-item>
              </text:list>
            </text:list-item>
          </text:list>
        </text:list-item>
      </text:list>
      <text:p text:style-name="Standard"><text:span text:style-name="T2">The main element of a dimension is the text. Its textual layer must have the following fields:</text:span></text:p>
      <text:list xml:id="list36614603" text:continue-list="list36617117" text:style-name="WWNum7">
        <text:list-item>
          <text:p text:style-name="P5"><text:span text:style-name="T2">a character field to store the dimension text</text:span></text:p>
        </text:list-item>
        <text:list-item>
          <text:p text:style-name="P5"><text:span text:style-name="T2">a character field to store the font Of the dimension text</text:span></text:p>
        </text:list-item>
        <text:list-item>
          <text:p text:style-name="P5"><text:span text:style-name="T2">a real number field to store the dimension text height (in map unit)</text:span></text:p>
        </text:list-item>
        <text:list-item>
          <text:p text:style-name="P5"><text:span text:style-name="T2">a real number field to store text rotation (degree counterclockwise where zero = horizontal to the right)</text:span></text:p>
        </text:list-item>
      </text:list>
      <text:p text:style-name="Standard"><text:span text:style-name="T6">Optional fields</text:span>:</text:p>
      <text:list xml:id="list36601986" text:continue-numbering="true" text:style-name="WWNum7">
        <text:list-item>
          <text:p text:style-name="P5"><text:span text:style-name="T2">an integer number field to store the unique ID of the dimension<text:line-break/>This field is required if you want to group the objects of the same dimension and implement the erasing and editing features of an existing dimension. Because it must be a unique value field, actually, it is supported for PostGIS table only where you have to create a serial type not null field which is the primary key of the table. (i.e. “id”). In addition to this you have to create another bigint type field which will be managed by QAD to store the dimension ID (i.e. “dim_id”). Shape files don’t let QAD group objects of the same dimension so, after drawing a dimension, every objects will be independent each one from the other.</text:span></text:p>
        </text:list-item>
        <text:list-item>
          <text:p text:style-name="P5"><text:span text:style-name="T6">a character field to store the color of the dimension text</text:span></text:p>
        </text:list-item>
        <text:list-item>
          <text:p text:style-name="P5"><text:span text:style-name="T2">a character field to store the dimension style name (required if you want to use the editing features of an existing dimension)</text:span></text:p>
        </text:list-item>
        <text:list-item>
          <text:p text:style-name="P5"><text:span text:style-name="T2">a character field (2 characters) to store the dimension style (linear, aligned ...) according to the following scheme:<text:line-break/>"AL" = linear aligned dimension<text:line-break/>"AN" = angular dimension<text:line-break/>"BL" = baseline and continued dimension<text:line-break/>"DI" = diameters of arcs and circles dimension<text:line-break/>"LD" = creates a line that connects annotation to a feature<text:line-break/>"LI" = dimensions using only the horizontal or vertical components of the locations <text:line-break/></text:span><text:soft-page-break/><text:span text:style-name="T2">"RA" = radial dimension <text:line-break/>"AR" = measure the length along a circle or arc <text:line-break/><text:line-break/>(required if you want to use the editing features of an existing dimension)</text:span></text:p>
        </text:list-item>
      </text:list>
      <text:p text:style-name="Standard"><text:span text:style-name="T2">An SQL example to create a PostGIS table and indexes for dimension text:</text:span></text:p>
      <text:p text:style-name="P14"><text:span text:style-name="T9">CREATE TABLE qad_dimension.dim_text</text:span></text:p>
      <text:p text:style-name="P14"><text:span text:style-name="T9">(</text:span></text:p>
      <text:p text:style-name="P14"><text:span text:style-name="T9"><text:s text:c="2"/>id serial NOT NULL,</text:span></text:p>
      <text:p text:style-name="P14"><text:span text:style-name="T9"><text:s text:c="2"/>text character varying(50) NOT NULL,</text:span></text:p>
      <text:p text:style-name="P14"><text:span text:style-name="T9"><text:s text:c="2"/>font character varying(50) NOT NULL,</text:span></text:p>
      <text:p text:style-name="P14"><text:span text:style-name="T9"><text:s text:c="2"/>h_text double precision NOT NULL,</text:span></text:p>
      <text:p text:style-name="P14"><text:span text:style-name="T9"><text:s text:c="2"/>rot double precision NOT NULL,</text:span></text:p>
      <text:p text:style-name="P14"><text:span text:style-name="T9"><text:s text:c="2"/>color character varying(10) NOT NULL,</text:span></text:p>
      <text:p text:style-name="P14"><text:span text:style-name="T9"><text:s text:c="2"/>dim_style character varying(50) NOT NULL,</text:span></text:p>
      <text:p text:style-name="P14"><text:span text:style-name="T9"><text:s text:c="2"/>dim_type character varying(2) NOT NULL,</text:span></text:p>
      <text:p text:style-name="P14"><text:span text:style-name="T9"><text:s text:c="2"/>geom geometry(Point,3003),</text:span></text:p>
      <text:p text:style-name="P14"><text:span text:style-name="T9"><text:s text:c="2"/>dim_id bigint NOT NULL,</text:span></text:p>
      <text:p text:style-name="P14"><text:span text:style-name="T9"><text:s text:c="2"/>CONSTRAINT dim_text_pkey PRIMARY KEY (id)</text:span></text:p>
      <text:p text:style-name="P14"><text:span text:style-name="T9">)</text:span></text:p>
      <text:p text:style-name="P14"><text:span text:style-name="T9">WITH (</text:span></text:p>
      <text:p text:style-name="P14"><text:span text:style-name="T9"><text:s text:c="2"/>OIDS=FALSE</text:span></text:p>
      <text:p text:style-name="P14"><text:span text:style-name="T9">);</text:span></text:p>
      <text:p text:style-name="P16"/>
      <text:p text:style-name="P14"><text:span text:style-name="T9">CREATE INDEX dim_text_dim_id</text:span></text:p>
      <text:p text:style-name="P14"><text:span text:style-name="T9"><text:s text:c="2"/>ON qad_dimension.dim_text</text:span></text:p>
      <text:p text:style-name="P14"><text:span text:style-name="T9"><text:s text:c="2"/>USING btree</text:span></text:p>
      <text:p text:style-name="P14"><text:span text:style-name="T9"><text:s text:c="2"/>(dim_id);</text:span></text:p>
      <text:p text:style-name="P16"/>
      <text:p text:style-name="P14"><text:span text:style-name="T9">CREATE INDEX sidx_dim_text_geom</text:span></text:p>
      <text:p text:style-name="P14"><text:span text:style-name="T9"><text:s text:c="2"/>ON qad_dimension.dim_text</text:span></text:p>
      <text:p text:style-name="P14"><text:span text:style-name="T9"><text:s text:c="2"/>USING gist</text:span></text:p>
      <text:p text:style-name="P14"><text:span text:style-name="T9"><text:s text:c="2"/>(geom);</text:span></text:p>
      <text:p text:style-name="P1"/>
      <text:p text:style-name="Standard"><text:span text:style-name="T2">The textual layer must be defined with labels as follows:</text:span></text:p>
      <text:list xml:id="list36616728" text:continue-list="list36630963" text:style-name="WWNum8">
        <text:list-item>
          <text:p text:style-name="P6"><text:span text:style-name="T2">The font must be read from a field that stores the font character of the dimension text (tab &lt;Labels&gt;-&lt;Text&gt;)</text:span></text:p>
        </text:list-item>
        <text:list-item>
          <text:p text:style-name="P6"><text:span text:style-name="T2">The size must be read by a real number field that stores the dimension text height (in map units, tab &lt;Labels&gt;-&lt;Text&gt;)</text:span></text:p>
        </text:list-item>
        <text:list-item>
          <text:p text:style-name="P6"><text:span text:style-name="T2">The rotation must be read by a real number field that stores the dimension text rotation (degree counterclockwise where zero = horizontal to the right), option &lt;Preserve data rotation values&gt; activated, (tab &lt;Labels&gt;-&lt;Placement&gt;)</text:span></text:p>
        </text:list-item>
        <text:list-item>
          <text:p text:style-name="P6"><text:span text:style-name="T2">Placement &lt;Around point&gt; with distance = 0 (tab &lt;Labels&gt;-&lt;Placement&gt;)</text:span></text:p>
        </text:list-item>
        <text:list-item>
          <text:p text:style-name="P6"><text:span text:style-name="T2">&lt;Show all label for this layer&gt; option enabled (tab &lt;Labels&gt;-&lt;Rendering&gt;)</text:span></text:p>
        </text:list-item>
        <text:list-item>
          <text:p text:style-name="P6"><text:span text:style-name="T2">&lt;Show upside-down labels&gt; option with value &lt;always&gt; (tab &lt;Labels&gt;-&lt;Rendering&gt;)</text:span></text:p>
        </text:list-item>
        <text:list-item>
          <text:p text:style-name="P6"><text:span text:style-name="T2">&lt;Discourage labels from covering features&gt; option disabled (tab &lt;Labels&gt;-&lt;Rendering&gt;)</text:span></text:p>
        </text:list-item>
      </text:list>
      <text:p text:style-name="Standard">Optional settings:</text:p>
      <text:list xml:id="list36620316" text:continue-list="list36601986" text:style-name="WWNum7">
        <text:list-item>
          <text:p text:style-name="P5"><text:soft-page-break/><text:span text:style-name="T2">The color can be read from a character field that stores the dimension text color (tab &lt;Labels&gt;-&lt;Text&gt;)</text:span></text:p>
        </text:list-item>
      </text:list>
      <text:list xml:id="list36612603" text:continue-list="list36629485" text:style-name="Outline">
        <text:list-item>
          <text:list>
            <text:list-item>
              <text:list>
                <text:list-item>
                  <text:h text:style-name="P22" text:outline-level="3"><text:span text:style-name="T2">Symbol layer model for dimensioning:</text:span></text:h>
                </text:list-item>
              </text:list>
            </text:list-item>
          </text:list>
        </text:list-item>
      </text:list>
      <text:p text:style-name="Standard"><text:span text:style-name="T2">The dimension symbols (arrows, etc.) should be stored in a layer with the following fields:</text:span></text:p>
      <text:list xml:id="list36629514" text:continue-list="list36620316" text:style-name="WWNum7">
        <text:list-item>
          <text:p text:style-name="P5"><text:span text:style-name="T2">a real number field to store dimension text rotation (degree counterclockwise where zero = horizontal to the right, use expression “360-rotation_field”)</text:span></text:p>
        </text:list-item>
      </text:list>
      <text:p text:style-name="Standard">Optional fields:</text:p>
      <text:list xml:id="list36605065" text:continue-numbering="true" text:style-name="WWNum7">
        <text:list-item>
          <text:p text:style-name="P5"><text:span text:style-name="T2">a character field to store the symbol name</text:span></text:p>
        </text:list-item>
        <text:list-item>
          <text:p text:style-name="P5"><text:span text:style-name="T2">a real number field to store the symbol scale</text:span></text:p>
        </text:list-item>
        <text:list-item>
          <text:p text:style-name="P5"><text:span text:style-name="T2">a character field (2 characters) field to store the punctual object type according to the following scheme:<text:line-break/>"B1" = first arrow block ("Block 1")<text:line-break/>"B2" = second arrow block ("Block 2")<text:line-break/>"LB" = leader arrow block ("Leader Block")<text:line-break/>"AB" = arc symbol ("Arc Block")<text:line-break/>"D1" = dimension point 1<text:line-break/>"D2" = dimension point 2<text:line-break/><text:line-break/>(required if you want to use the editing features of an existing dimension)</text:span></text:p>
        </text:list-item>
        <text:list-item>
          <text:p text:style-name="P5"><text:span text:style-name="T2">an integer number field to store the unique ID of the dimension (necessary if you want to group the objects of a dimension, and implement the erasing and editing features of an existing dimension)</text:span></text:p>
        </text:list-item>
      </text:list>
      <text:p text:style-name="Standard"><text:span text:style-name="T2">An SQL example to create a PostGIS table and indexes for dimension symbol:</text:span></text:p>
      <text:p text:style-name="P14"><text:span text:style-name="T9">CREATE TABLE qad_dimension.dim_symbol</text:span></text:p>
      <text:p text:style-name="P14"><text:span text:style-name="T9">(</text:span></text:p>
      <text:p text:style-name="P14"><text:span text:style-name="T9"><text:s text:c="2"/>name character varying(50),</text:span></text:p>
      <text:p text:style-name="P14"><text:span text:style-name="T9"><text:s text:c="2"/>scale double precision,</text:span></text:p>
      <text:p text:style-name="P14"><text:span text:style-name="T9"><text:s text:c="2"/>rot double precision,</text:span></text:p>
      <text:p text:style-name="P14"><text:span text:style-name="T9"><text:s text:c="2"/>color character varying(10),</text:span></text:p>
      <text:p text:style-name="P14"><text:span text:style-name="T9"><text:s text:c="2"/>type character varying(2) NOT NULL,</text:span></text:p>
      <text:p text:style-name="P14"><text:span text:style-name="T9"><text:s text:c="2"/>id_parent bigint NOT NULL,</text:span></text:p>
      <text:p text:style-name="P14"><text:span text:style-name="T9"><text:s text:c="2"/>geom geometry(Point,3003),</text:span></text:p>
      <text:p text:style-name="P14"><text:span text:style-name="T9"><text:s text:c="2"/>id serial NOT NULL,</text:span></text:p>
      <text:p text:style-name="P14"><text:span text:style-name="T9"><text:s text:c="2"/>CONSTRAINT dim_symbol_pkey PRIMARY KEY (id)</text:span></text:p>
      <text:p text:style-name="P14"><text:span text:style-name="T9">)</text:span></text:p>
      <text:p text:style-name="P14"><text:span text:style-name="T9">WITH (</text:span></text:p>
      <text:p text:style-name="P14"><text:span text:style-name="T9"><text:s text:c="2"/>OIDS=FALSE</text:span></text:p>
      <text:p text:style-name="P14"><text:span text:style-name="T9">);</text:span></text:p>
      <text:p text:style-name="P16"/>
      <text:p text:style-name="P14"><text:span text:style-name="T9">CREATE INDEX dim_symbol_id_parent</text:span></text:p>
      <text:p text:style-name="P14"><text:span text:style-name="T9"><text:s text:c="2"/>ON qad_dimension.dim_symbol</text:span></text:p>
      <text:p text:style-name="P14"><text:span text:style-name="T9"><text:s text:c="2"/>USING btree</text:span></text:p>
      <text:p text:style-name="P14"><text:span text:style-name="T9"><text:s text:c="2"/>(id_parent);</text:span></text:p>
      <text:p text:style-name="P16"/>
      <text:p text:style-name="P14"><text:span text:style-name="T9">CREATE INDEX sidx_dim_symbol_geom</text:span></text:p>
      <text:p text:style-name="P14"><text:span text:style-name="T9"><text:s text:c="2"/>ON qad_dimension.dim_symbol</text:span></text:p>
      <text:p text:style-name="P14"><text:span text:style-name="T9"><text:s text:c="2"/>USING gist</text:span></text:p>
      <text:p text:style-name="P14"><text:span text:style-name="T9"><text:s text:c="2"/>(geom);</text:span></text:p>
      <text:p text:style-name="P1"><text:soft-page-break/></text:p>
      <text:p text:style-name="Standard"><text:span text:style-name="T6">The symbol layer must be defined with a style set as follows</text:span><text:span text:style-name="T2">:</text:span></text:p>
      <text:list xml:id="list36625911" text:continue-list="list36616728" text:style-name="WWNum8">
        <text:list-item>
          <text:p text:style-name="P6"><text:span text:style-name="T6">&lt;Style&gt;-&lt;Single Symbol&gt; option enabled</text:span></text:p>
        </text:list-item>
        <text:list-item>
          <text:p text:style-name="P6"><text:span text:style-name="T6">&lt;Style&gt;-&lt;map units&gt; option enabled</text:span></text:p>
        </text:list-item>
        <text:list-item>
          <text:p text:style-name="P6"><text:span text:style-name="T2">Set the size of the symbol so that the width of the arrow is 1 map unit (tab &lt;Style&gt;)</text:span></text:p>
        </text:list-item>
        <text:list-item>
          <text:p text:style-name="P6"><text:span text:style-name="T6">The rotation must be read by a real number field that stores the symbol rotation through the formula "360-&lt;field that stores the rotation&gt;" (</text:span><text:span text:style-name="T2">degree counterclockwise where zero = horizontal to the right, </text:span><text:span text:style-name="T6">&lt;Style&gt;- option "rotation"-&lt;Expression</text:span><text:span text:style-name="T2">&gt;)</text:span></text:p>
        </text:list-item>
        <text:list-item>
          <text:p text:style-name="P6"><text:span text:style-name="T2">The scale can be read by a real number field that stores the scale of the symbol (&lt;Style&gt;-&lt;Advanced&gt;-option &lt;Size&gt;-“ field that stores the scale”)</text:span></text:p>
        </text:list-item>
      </text:list>
      <text:p text:style-name="Standard"><text:span text:style-name="T2">The arrow symbol when inserted with rotation = 0 must be horizontal with the arrow pointing to the right and its insertion point should be on the tip of the arrow.</text:span></text:p>
      <text:list xml:id="list36625445" text:continue-list="list36612603" text:style-name="Outline">
        <text:list-item>
          <text:list>
            <text:list-item>
              <text:list>
                <text:list-item>
                  <text:h text:style-name="Heading_20_3" text:outline-level="3"><text:span text:style-name="T6">Linear layer model for dimensioning:</text:span></text:h>
                </text:list-item>
              </text:list>
            </text:list-item>
          </text:list>
        </text:list-item>
      </text:list>
      <text:p text:style-name="Standard"><text:span text:style-name="T2">Linear elements of a dimension (dimension line, extension lines ...) must be stored in a linear layer with the following fields:</text:span></text:p>
      <text:list xml:id="list36612269" text:continue-list="list36605065" text:style-name="WWNum7">
        <text:list-item>
          <text:p text:style-name="P5"><text:span text:style-name="T6">No mandatory fields</text:span></text:p>
        </text:list-item>
      </text:list>
      <text:p text:style-name="Standard"><text:span text:style-name="T6">Optional fields:</text:span></text:p>
      <text:list xml:id="list36622993" text:continue-numbering="true" text:style-name="WWNum7">
        <text:list-item>
          <text:p text:style-name="P5"><text:span text:style-name="T6">a character field to store the color of the</text:span><text:span text:style-name="T2"> dimension lines</text:span></text:p>
        </text:list-item>
        <text:list-item>
          <text:p text:style-name="P5"><text:span text:style-name="T6">a character field to store the linetype of the dimension lines</text:span></text:p>
        </text:list-item>
        <text:list-item>
          <text:p text:style-name="P5"><text:span text:style-name="T2">a character field (2 characters) field to store the linear object type according to the following scheme:<text:line-break/>"D1" = Dimension line 1<text:line-break/>"D2" = Dimension line 2<text:line-break/>“X1” = Extension of dimension line 1<text:line-break/>“X2” = Extension of dimension line 2<text:line-break/>"E1" = Extension line 1"<text:line-break/>"E2" = Extension line 2<text:line-break/>"L" = leader line when the text is outside the dimension<text:line-break/>“CL” = Center line for center marker of an arc or circle<text:line-break/><text:line-break/>(required if you want to use the editing features of an existing dimension)</text:span></text:p>
        </text:list-item>
        <text:list-item>
          <text:p text:style-name="P5"><text:span text:style-name="T2">an integer number field to store the unique ID of the dimension (necessary if you want to group the objects of a dimension, and implement the erasing and editing features of an existing dimension)</text:span></text:p>
        </text:list-item>
      </text:list>
      <text:p text:style-name="P1"/>
      <text:p text:style-name="Standard"><text:span text:style-name="T2">An SQL example to create a PostGIS table and indexes for dimension lines:</text:span></text:p>
      <text:p text:style-name="P14"><text:soft-page-break/><text:span text:style-name="T9">CREATE TABLE qad_dimension.dim_line</text:span></text:p>
      <text:p text:style-name="P14"><text:span text:style-name="T9">(</text:span></text:p>
      <text:p text:style-name="P14"><text:span text:style-name="T9"><text:s text:c="2"/>line_type character varying(50),</text:span></text:p>
      <text:p text:style-name="P14"><text:span text:style-name="T9"><text:s text:c="2"/>color character varying(10),</text:span></text:p>
      <text:p text:style-name="P14"><text:span text:style-name="T9"><text:s text:c="2"/>type character varying(2) NOT NULL,</text:span></text:p>
      <text:p text:style-name="P14"><text:span text:style-name="T9"><text:s text:c="2"/>id_parent bigint NOT NULL,</text:span></text:p>
      <text:p text:style-name="P14"><text:span text:style-name="T9"><text:s text:c="2"/>geom geometry(LineString,3003),</text:span></text:p>
      <text:p text:style-name="P14"><text:span text:style-name="T9"><text:s text:c="2"/>id serial NOT NULL,</text:span></text:p>
      <text:p text:style-name="P14"><text:span text:style-name="T9"><text:s text:c="2"/>CONSTRAINT dim_line_pkey PRIMARY KEY (id)</text:span></text:p>
      <text:p text:style-name="P14"><text:span text:style-name="T9">)</text:span></text:p>
      <text:p text:style-name="P14"><text:span text:style-name="T9">WITH (</text:span></text:p>
      <text:p text:style-name="P14"><text:span text:style-name="T9"><text:s text:c="2"/>OIDS=FALSE</text:span></text:p>
      <text:p text:style-name="P14"><text:span text:style-name="T9">);</text:span></text:p>
      <text:p text:style-name="P16"/>
      <text:p text:style-name="P14"><text:span text:style-name="T9">CREATE INDEX dim_line_id_parent</text:span></text:p>
      <text:p text:style-name="P14"><text:span text:style-name="T9"><text:s text:c="2"/>ON qad_dimension.dim_line</text:span></text:p>
      <text:p text:style-name="P14"><text:span text:style-name="T9"><text:s text:c="2"/>USING btree</text:span></text:p>
      <text:p text:style-name="P14"><text:span text:style-name="T9"><text:s text:c="2"/>(id_parent);</text:span></text:p>
      <text:p text:style-name="P16"/>
      <text:p text:style-name="P14"><text:span text:style-name="T9">CREATE INDEX sidx_dim_line_geom</text:span></text:p>
      <text:p text:style-name="P14"><text:span text:style-name="T9"><text:s text:c="2"/>ON qad_dimension.dim_line</text:span></text:p>
      <text:p text:style-name="P14"><text:span text:style-name="T9"><text:s text:c="2"/>USING gist</text:span></text:p>
      <text:p text:style-name="P14"><text:span text:style-name="T9"><text:s text:c="2"/>(geom);</text:span></text:p>
      <text:p text:style-name="P1"/>
      <text:p text:style-name="Standard"><text:span text:style-name="T2">The linear layer must be defined with the style set as follows:</text:span></text:p>
      <text:p text:style-name="Standard"><text:span text:style-name="T6">Optional settings</text:span>:</text:p>
      <text:list xml:id="list36616290" text:continue-numbering="true" text:style-name="WWNum7">
        <text:list-item>
          <text:p text:style-name="P5"><text:span text:style-name="T2">The color can be read from a character field that stores the dimension line color</text:span></text:p>
        </text:list-item>
        <text:list-item>
          <text:p text:style-name="P5"><text:span text:style-name="T2">The linetype can be read from a character field that stores the linetype of dimension lines</text:span></text:p>
        </text:list-item>
      </text:list>
      <text:p text:style-name="P1"/>
      <text:p text:style-name="Standard"><text:span text:style-name="T6">Dimension commands refer to the current dimension style. To set the current dimension style run DIMSTYLE command</text:span><text:span text:style-name="T2">.</text:span></text:p>
      <text:list xml:id="list36628139" text:continue-list="list36625445" text:style-name="Outline">
        <text:list-item>
          <text:list>
            <text:list-item>
              <text:h text:style-name="P23" text:outline-level="2"><text:bookmark-start text:name="CommandsCustomization"/><text:span text:style-name="T2">Commands customization</text:span><text:bookmark-end text:name="CommandsCustomization"/></text:h>
            </text:list-item>
          </text:list>
        </text:list-item>
      </text:list>
      <text:p text:style-name="Standard"><text:span text:style-name="T2">It is possible customize the commands (</text:span><text:span text:style-name="Emphasis"><text:span text:style-name="T2">shortcuts</text:span></text:span><text:span text:style-name="T2">) by a file named qad_&lt;language&gt;_&lt;region&gt;.pgp (utf-8).</text:span></text:p>
      <text:p text:style-name="Standard"><text:span text:style-name="T2">&lt;language&gt; is the current QGIS language (mandatory) and &lt;region&gt; is the current linguistic region (optional). For example qad_pt_br.pgp is the file in portuguese language of region Brazil, qad_en.pgp is the English version of the pgp file. The file is searched by QAD following the paths in the system variable SUPPORTPATH.</text:span></text:p>
      <text:list xml:id="list36625938" text:continue-numbering="true" text:style-name="Outline">
        <text:list-item>
          <text:list>
            <text:list-item>
              <text:h text:style-name="P23" text:outline-level="2"><text:bookmark-start text:name="Commands"/><text:span text:style-name="T2">Commands</text:span><text:bookmark-end text:name="Commands"/></text:h>
            </text:list-item>
          </text:list>
        </text:list-item>
      </text:list>
      <text:p text:style-name="Standard"><text:span text:style-name="T6">The </text:span><text:span text:style-name="T2">commands </text:span><text:span text:style-name="T6">are activated by menu VECTOR-&gt;QAD or toolbar or command line. The commands and their options can be specified in English by prefixing the character "_" to the name (e.g. _ LINE) regardless of the language used in QGIS.</text:span></text:p>
      <text:p text:style-name="Standard"><text:span text:style-name="T2">QAD command can be interrupted at any moment by the activation of another tool. To resume the paused command and make active the QAD environment use the QAD item in the QAD menu or press the button </text:span><draw:frame draw:style-name="fr1" text:anchor-type="as-char" svg:width="0.693cm" svg:height="0.693cm" draw:z-index="3"><draw:image xlink:href="Pictures/100002010000003C0000003C292950B4.png" xlink:type="simple" xlink:show="embed" xlink:actuate="onLoad"/></draw:frame><text:span text:style-name="T2"> in the toolbar.</text:span></text:p>
      <text:p text:style-name="Standard"><text:span text:style-name="T2">As you type the name of a command QAD will display a list of commands that begin with what has been written</text:span><text:span text:style-name="T6"> Typing "*" the list of all QAD</text:span><text:span text:style-name="T2"> commands</text:span><text:span text:style-name="T6"> will appear</text:span><text:span text:style-name="T2">.</text:span></text:p>
      <text:p text:style-name="Standard"><text:span text:style-name="T2">To choose an option, type the capital letters for this option or click on the option that you want.</text:span></text:p>
      <text:list xml:id="list36621509" text:continue-numbering="true" text:style-name="Outline">
        <text:list-item>
          <text:list>
            <text:list-item>
              <text:list>
                <text:list-item>
                  <text:h text:style-name="Heading_20_3" text:outline-level="3"><text:span text:style-name="T2">ARC</text:span></text:h>
                </text:list-item>
              </text:list>
            </text:list-item>
          </text:list>
        </text:list-item>
      </text:list>
      <text:p text:style-name="Standard"><text:span text:style-name="T2">Draw an arc.</text:span></text:p>
      <text:list xml:id="list36613867" text:continue-numbering="true" text:style-name="Outline">
        <text:list-item>
          <text:list>
            <text:list-item>
              <text:list>
                <text:list-item>
                  <text:h text:style-name="Heading_20_3" text:outline-level="3"><text:span text:style-name="T2">ARRAY</text:span></text:h>
                </text:list-item>
              </text:list>
            </text:list-item>
          </text:list>
        </text:list-item>
      </text:list>
      <text:p text:style-name="Standard"><text:span text:style-name="T2">Creates copies of objects arranged in a pattern.</text:span></text:p>
      <text:list xml:id="list36615925" text:continue-numbering="true" text:style-name="Outline">
        <text:list-item>
          <text:list>
            <text:list-item>
              <text:list>
                <text:list-item>
                  <text:h text:style-name="Heading_20_3" text:outline-level="3"><text:span text:style-name="T2">ARRAYPATH</text:span></text:h>
                </text:list-item>
              </text:list>
            </text:list-item>
          </text:list>
        </text:list-item>
      </text:list>
      <text:p text:style-name="Standard"><text:span text:style-name="T2">Evenly distributes object copies along a path or a portion of a path.</text:span></text:p>
      <text:list xml:id="list36612055" text:continue-numbering="true" text:style-name="Outline">
        <text:list-item>
          <text:list>
            <text:list-item>
              <text:list>
                <text:list-item>
                  <text:h text:style-name="Heading_20_3" text:outline-level="3"><text:span text:style-name="T2">ARRAYPOLAR</text:span></text:h>
                </text:list-item>
              </text:list>
            </text:list-item>
          </text:list>
        </text:list-item>
      </text:list>
      <text:p text:style-name="Standard"><text:span text:style-name="T2">Evenly distributes object copies in a circular pattern around a center point.</text:span></text:p>
      <text:list xml:id="list36617440" text:continue-numbering="true" text:style-name="Outline">
        <text:list-item>
          <text:list>
            <text:list-item>
              <text:list>
                <text:list-item>
                  <text:h text:style-name="Heading_20_3" text:outline-level="3"><text:span text:style-name="T2">ARRAYRECT</text:span></text:h>
                </text:list-item>
              </text:list>
            </text:list-item>
          </text:list>
        </text:list-item>
      </text:list>
      <text:p text:style-name="Standard"><text:span text:style-name="T2">Distributes object copies into any combination of rows and columns.</text:span></text:p>
      <text:list xml:id="list36634284" text:continue-numbering="true" text:style-name="Outline">
        <text:list-item>
          <text:list>
            <text:list-item>
              <text:list>
                <text:list-item>
                  <text:h text:style-name="Heading_20_3" text:outline-level="3"><text:span text:style-name="T2">BREAK</text:span></text:h>
                </text:list-item>
              </text:list>
            </text:list-item>
          </text:list>
        </text:list-item>
      </text:list>
      <text:p text:style-name="Standard"><text:span text:style-name="T2">Breaks the selected object.</text:span></text:p>
      <text:list xml:id="list36622017" text:continue-numbering="true" text:style-name="Outline">
        <text:list-item>
          <text:list>
            <text:list-item>
              <text:list>
                <text:list-item>
                  <text:h text:style-name="Heading_20_3" text:outline-level="3"><text:span text:style-name="T2">CIRCLE</text:span></text:h>
                </text:list-item>
              </text:list>
            </text:list-item>
          </text:list>
        </text:list-item>
      </text:list>
      <text:p text:style-name="Standard"><text:span text:style-name="T2">Draws a circle.</text:span></text:p>
      <text:list xml:id="list36607372" text:continue-numbering="true" text:style-name="Outline">
        <text:list-item>
          <text:list>
            <text:list-item>
              <text:list>
                <text:list-item>
                  <text:h text:style-name="Heading_20_3" text:outline-level="3"><text:span text:style-name="T2">COPY</text:span></text:h>
                </text:list-item>
              </text:list>
            </text:list-item>
          </text:list>
        </text:list-item>
      </text:list>
      <text:p text:style-name="Standard"><text:span text:style-name="T2">Copies one or more objects.</text:span></text:p>
      <text:list xml:id="list36631993" text:continue-numbering="true" text:style-name="Outline">
        <text:list-item>
          <text:list>
            <text:list-item>
              <text:list>
                <text:list-item>
                  <text:h text:style-name="Heading_20_3" text:outline-level="3"><text:span text:style-name="T2">DIMALIGNED</text:span></text:h>
                </text:list-item>
              </text:list>
            </text:list-item>
          </text:list>
        </text:list-item>
      </text:list>
      <text:p text:style-name="Standard"><text:span text:style-name="T2">Draws an aligned dimension.</text:span></text:p>
      <text:list xml:id="list36629105" text:continue-numbering="true" text:style-name="Outline">
        <text:list-item>
          <text:list>
            <text:list-item>
              <text:list>
                <text:list-item>
                  <text:h text:style-name="Heading_20_3" text:outline-level="3"><text:span text:style-name="T2">DIMARC</text:span></text:h>
                </text:list-item>
              </text:list>
            </text:list-item>
          </text:list>
        </text:list-item>
      </text:list>
      <text:p text:style-name="Standard"><text:span text:style-name="T2">Draws a length arc dimension.</text:span></text:p>
      <text:list xml:id="list36631481" text:continue-numbering="true" text:style-name="Outline">
        <text:list-item>
          <text:list>
            <text:list-item>
              <text:list>
                <text:list-item>
                  <text:h text:style-name="Heading_20_3" text:outline-level="3"><text:span text:style-name="T2">DIMLINEAR</text:span></text:h>
                </text:list-item>
              </text:list>
            </text:list-item>
          </text:list>
        </text:list-item>
      </text:list>
      <text:p text:style-name="Standard"><text:span text:style-name="T2">Draws a linear dimension.</text:span></text:p>
      <text:list xml:id="list36629506" text:continue-numbering="true" text:style-name="Outline">
        <text:list-item>
          <text:list>
            <text:list-item>
              <text:list>
                <text:list-item>
                  <text:h text:style-name="Heading_20_3" text:outline-level="3"><text:span text:style-name="T2">DIMRADIUS</text:span></text:h>
                </text:list-item>
              </text:list>
            </text:list-item>
          </text:list>
        </text:list-item>
      </text:list>
      <text:p text:style-name="Standard"><text:span text:style-name="T2">Draws a radial dimension.</text:span></text:p>
      <text:list xml:id="list36611958" text:continue-numbering="true" text:style-name="Outline">
        <text:list-item>
          <text:list>
            <text:list-item>
              <text:list>
                <text:list-item>
                  <text:h text:style-name="Heading_20_3" text:outline-level="3"><text:soft-page-break/><text:span text:style-name="T2">DIMSTYLE</text:span></text:h>
                </text:list-item>
              </text:list>
            </text:list-item>
          </text:list>
        </text:list-item>
      </text:list>
      <text:p text:style-name="Standard"><text:span text:style-name="T2">Creates, modifies, compare dimensioning styles. It sets the current dimensioning style.</text:span></text:p>
      <text:list xml:id="list36611614" text:continue-numbering="true" text:style-name="Outline">
        <text:list-item>
          <text:list>
            <text:list-item>
              <text:list>
                <text:list-item>
                  <text:h text:style-name="Heading_20_3" text:outline-level="3"><text:span text:style-name="T2">DIVIDE</text:span></text:h>
                </text:list-item>
              </text:list>
            </text:list-item>
          </text:list>
        </text:list-item>
      </text:list>
      <text:p text:style-name="Standard"><text:span text:style-name="T2">Creates evenly spaced punctual objects along the length or perimeter of an object.</text:span></text:p>
      <text:list xml:id="list36633931" text:continue-numbering="true" text:style-name="Outline">
        <text:list-item>
          <text:list>
            <text:list-item>
              <text:list>
                <text:list-item>
                  <text:h text:style-name="Heading_20_3" text:outline-level="3"><text:span text:style-name="T2">DSETTINGS</text:span></text:h>
                </text:list-item>
              </text:list>
            </text:list-item>
          </text:list>
        </text:list-item>
      </text:list>
      <text:p text:style-name="Standard"><text:span text:style-name="T2">Set some properties to draw.</text:span></text:p>
      <text:list xml:id="list36604870" text:continue-numbering="true" text:style-name="Outline">
        <text:list-item>
          <text:list>
            <text:list-item>
              <text:list>
                <text:list-item>
                  <text:h text:style-name="Heading_20_3" text:outline-level="3"><text:span text:style-name="T2">ERASE</text:span></text:h>
                </text:list-item>
              </text:list>
            </text:list-item>
          </text:list>
        </text:list-item>
      </text:list>
      <text:p text:style-name="Standard"><text:span text:style-name="T2">Erases one or more objects.</text:span></text:p>
      <text:list xml:id="list36617213" text:continue-numbering="true" text:style-name="Outline">
        <text:list-item>
          <text:list>
            <text:list-item>
              <text:list>
                <text:list-item>
                  <text:h text:style-name="Heading_20_3" text:outline-level="3"><text:span text:style-name="T2">EXTEND</text:span></text:h>
                </text:list-item>
              </text:list>
            </text:list-item>
          </text:list>
        </text:list-item>
      </text:list>
      <text:p text:style-name="Standard"><text:span text:style-name="T2">Extends one or more objects.</text:span></text:p>
      <text:list xml:id="list36606284" text:continue-numbering="true" text:style-name="Outline">
        <text:list-item>
          <text:list>
            <text:list-item>
              <text:list>
                <text:list-item>
                  <text:h text:style-name="Heading_20_3" text:outline-level="3"><text:span text:style-name="T2">FILLET</text:span></text:h>
                </text:list-item>
              </text:list>
            </text:list-item>
          </text:list>
        </text:list-item>
      </text:list>
      <text:p text:style-name="Standard"><text:span text:style-name="T2">Rounds and fillets the edges of existing object.</text:span></text:p>
      <text:list xml:id="list36615350" text:continue-numbering="true" text:style-name="Outline">
        <text:list-item>
          <text:list>
            <text:list-item>
              <text:list>
                <text:list-item>
                  <text:h text:style-name="Heading_20_3" text:outline-level="3"><text:span text:style-name="T2">HELP</text:span></text:h>
                </text:list-item>
              </text:list>
            </text:list-item>
          </text:list>
        </text:list-item>
      </text:list>
      <text:p text:style-name="Standard"><text:span text:style-name="T2">Displays the QAD manual.</text:span></text:p>
      <text:list xml:id="list36610283" text:continue-numbering="true" text:style-name="Outline">
        <text:list-item>
          <text:list>
            <text:list-item>
              <text:list>
                <text:list-item>
                  <text:h text:style-name="Heading_20_3" text:outline-level="3"><text:span text:style-name="T2">ID</text:span></text:h>
                </text:list-item>
              </text:list>
            </text:list-item>
          </text:list>
        </text:list-item>
      </text:list>
      <text:p text:style-name="Standard"><text:span text:style-name="T2">It shows the coordinate of the specified position.</text:span></text:p>
      <text:list xml:id="list36624302" text:continue-numbering="true" text:style-name="Outline">
        <text:list-item>
          <text:list>
            <text:list-item>
              <text:list>
                <text:list-item>
                  <text:h text:style-name="Heading_20_3" text:outline-level="3"><text:span text:style-name="T2">INSERT</text:span></text:h>
                </text:list-item>
              </text:list>
            </text:list-item>
          </text:list>
        </text:list-item>
      </text:list>
      <text:p text:style-name="Standard"><text:span text:style-name="T2">Inserts a symbol. If the symbol scale is derived from a field then the command will ask the factor scale. If the symbol rotation is derived from a field than the command will ask the rotation (degree). Only for symbol layer.</text:span></text:p>
      <text:list xml:id="list36603189" text:continue-numbering="true" text:style-name="Outline">
        <text:list-item>
          <text:list>
            <text:list-item>
              <text:list>
                <text:list-item>
                  <text:h text:style-name="Heading_20_3" text:outline-level="3"><text:span text:style-name="T2">LENGTHEN</text:span></text:h>
                </text:list-item>
              </text:list>
            </text:list-item>
          </text:list>
        </text:list-item>
      </text:list>
      <text:p text:style-name="Standard"><text:span text:style-name="T2">Lengthen an object.</text:span></text:p>
      <text:list xml:id="list36633441" text:continue-numbering="true" text:style-name="Outline">
        <text:list-item>
          <text:list>
            <text:list-item>
              <text:list>
                <text:list-item>
                  <text:h text:style-name="Heading_20_3" text:outline-level="3"><text:span text:style-name="T2">LINE</text:span></text:h>
                </text:list-item>
              </text:list>
            </text:list-item>
          </text:list>
        </text:list-item>
      </text:list>
      <text:p text:style-name="Standard"><text:span text:style-name="T2">Draws a line.</text:span></text:p>
      <text:list xml:id="list36601861" text:continue-numbering="true" text:style-name="Outline">
        <text:list-item>
          <text:list>
            <text:list-item>
              <text:list>
                <text:list-item>
                  <text:h text:style-name="Heading_20_3" text:outline-level="3"><text:span text:style-name="T2">MAPMPEDIT</text:span></text:h>
                </text:list-item>
              </text:list>
            </text:list-item>
          </text:list>
        </text:list-item>
      </text:list>
      <text:p text:style-name="Standard"><text:span text:style-name="T2">It modifies the selected polygon geometry.</text:span></text:p>
      <text:list xml:id="list8188052587360032530" text:style-name="WWNum17">
        <text:list-item>
          <text:p text:style-name="P10"><text:span text:style-name="T2">The &lt;Add&gt; option adds an existing geometry to the selected polygon (</text:span><text:span text:style-name="T6">e.g.</text:span><text:span text:style-name="T2"> a ring).</text:span></text:p>
        </text:list-item>
        <text:list-item>
          <text:p text:style-name="P10"><text:span text:style-name="T2">The &lt;Delete&gt; option deletes a geometry to the selected polygon (</text:span><text:span text:style-name="T6">e.g.</text:span><text:span text:style-name="T2"> a ring).</text:span></text:p>
        </text:list-item>
        <text:list-item>
          <text:p text:style-name="P10"><text:span text:style-name="T2">The &lt;Union&gt; option modifies the geometry of the selected polygon with the result of the union of the same geometry with a group of polygon.</text:span></text:p>
        </text:list-item>
        <text:list-item>
          <text:p text:style-name="P10"><text:span text:style-name="T2">The &lt;Subtract&gt; option modifies the geometry of the selected polygon with the result of the subtraction of the same geometry with a group of polygon.</text:span></text:p>
        </text:list-item>
        <text:list-item>
          <text:p text:style-name="P10"><text:span text:style-name="T2">The &lt;Intersect&gt; option modifies the geometry of the selected polygon with the result of the intersection of the same geometry with a group of polygon.</text:span></text:p>
        </text:list-item>
        <text:list-item>
          <text:p text:style-name="P10"><text:soft-page-break/><text:span text:style-name="T2">The &lt;include Objs&gt; option modifies the geometry of the selected polygon to include the geometries of a group of objects.</text:span></text:p>
        </text:list-item>
        <text:list-item>
          <text:p text:style-name="P10"><text:span text:style-name="T2">The &lt;Undo&gt; option undoes the last operation.</text:span></text:p>
        </text:list-item>
      </text:list>
      <text:list xml:id="list36622924" text:continue-list="list36601861" text:style-name="Outline">
        <text:list-item>
          <text:list>
            <text:list-item>
              <text:list>
                <text:list-item>
                  <text:h text:style-name="Heading_20_3" text:outline-level="3"><text:span text:style-name="T2">MBUFFER</text:span></text:h>
                </text:list-item>
              </text:list>
            </text:list-item>
          </text:list>
        </text:list-item>
      </text:list>
      <text:p text:style-name="Standard"><text:span text:style-name="T2">Draws a buffer around the selected objects. Select the objects and specify the buffer width.</text:span></text:p>
      <text:list xml:id="list36616655" text:continue-numbering="true" text:style-name="Outline">
        <text:list-item>
          <text:list>
            <text:list-item>
              <text:list>
                <text:list-item>
                  <text:h text:style-name="Heading_20_3" text:outline-level="3"><text:span text:style-name="T2">MEASURE</text:span></text:h>
                </text:list-item>
              </text:list>
            </text:list-item>
          </text:list>
        </text:list-item>
      </text:list>
      <text:p text:style-name="Standard"><text:span text:style-name="T2">Creates punctual objects at measured intervals along the length or perimeter of an object.</text:span></text:p>
      <text:list xml:id="list36612977" text:continue-numbering="true" text:style-name="Outline">
        <text:list-item>
          <text:list>
            <text:list-item>
              <text:list>
                <text:list-item>
                  <text:h text:style-name="Heading_20_3" text:outline-level="3"><text:span text:style-name="T2">MIRROR</text:span></text:h>
                </text:list-item>
              </text:list>
            </text:list-item>
          </text:list>
        </text:list-item>
      </text:list>
      <text:p text:style-name="Standard"><text:span text:style-name="T2">Creates a </text:span><text:span text:style-name="hilite"><text:span text:style-name="T2">mirror</text:span></text:span><text:span text:style-name="T2">ed copy of selected objects.</text:span></text:p>
      <text:list xml:id="list36623482" text:continue-numbering="true" text:style-name="Outline">
        <text:list-item>
          <text:list>
            <text:list-item>
              <text:list>
                <text:list-item>
                  <text:h text:style-name="Heading_20_3" text:outline-level="3"><text:span text:style-name="T2">MOVE</text:span></text:h>
                </text:list-item>
              </text:list>
            </text:list-item>
          </text:list>
        </text:list-item>
      </text:list>
      <text:p text:style-name="Standard"><text:span text:style-name="T2">Moves the selected objects.</text:span></text:p>
      <text:list xml:id="list36617280" text:continue-numbering="true" text:style-name="Outline">
        <text:list-item>
          <text:list>
            <text:list-item>
              <text:list>
                <text:list-item>
                  <text:h text:style-name="Heading_20_3" text:outline-level="3"><text:span text:style-name="T2">MPOLYGON</text:span></text:h>
                </text:list-item>
              </text:list>
            </text:list-item>
          </text:list>
        </text:list-item>
      </text:list>
      <text:p text:style-name="Standard"><text:span text:style-name="T2">Draws a polygon using the same options of the PLINE command.</text:span></text:p>
      <text:list xml:id="list36603451" text:continue-numbering="true" text:style-name="Outline">
        <text:list-item>
          <text:list>
            <text:list-item>
              <text:list>
                <text:list-item>
                  <text:h text:style-name="Heading_20_3" text:outline-level="3"><text:span text:style-name="T2">OFFSET</text:span></text:h>
                </text:list-item>
              </text:list>
            </text:list-item>
          </text:list>
        </text:list-item>
      </text:list>
      <text:p text:style-name="Standard"><text:span text:style-name="T2">Draws concentric circles, parallel lines and arcs.</text:span></text:p>
      <text:list xml:id="list36628122" text:continue-numbering="true" text:style-name="Outline">
        <text:list-item>
          <text:list>
            <text:list-item>
              <text:list>
                <text:list-item>
                  <text:h text:style-name="Heading_20_3" text:outline-level="3"><text:span text:style-name="T2">OPTIONS</text:span></text:h>
                </text:list-item>
              </text:list>
            </text:list-item>
          </text:list>
        </text:list-item>
      </text:list>
      <text:p text:style-name="Standard"><text:span text:style-name="T2">Customizes the program settings.</text:span></text:p>
      <text:list xml:id="list36602877" text:continue-numbering="true" text:style-name="Outline">
        <text:list-item>
          <text:list>
            <text:list-item>
              <text:list>
                <text:list-item>
                  <text:h text:style-name="Heading_20_3" text:outline-level="3"><text:span text:style-name="T2">PEDIT</text:span></text:h>
                </text:list-item>
              </text:list>
            </text:list-item>
          </text:list>
        </text:list-item>
      </text:list>
      <text:p text:style-name="Standard"><text:span text:style-name="T2">Modifies a polyline. The &lt;Simplify&gt; option asks for a tolerance value used to simplify the geometry.</text:span></text:p>
      <text:list xml:id="list36619265" text:continue-numbering="true" text:style-name="Outline">
        <text:list-item>
          <text:list>
            <text:list-item>
              <text:list>
                <text:list-item>
                  <text:h text:style-name="Heading_20_3" text:outline-level="3"><text:span text:style-name="T2">PLINE</text:span></text:h>
                </text:list-item>
              </text:list>
            </text:list-item>
          </text:list>
        </text:list-item>
      </text:list>
      <text:p text:style-name="Standard"><text:span text:style-name="T2">Draws a polyline. The &lt;Trace&gt; option is used to trace an existing object. During the digitizing, point to any point of an existing object to trace, select the &lt;Trace&gt; option and select the same object in the final trace point.</text:span></text:p>
      <text:list xml:id="list36601951" text:continue-numbering="true" text:style-name="Outline">
        <text:list-item>
          <text:list>
            <text:list-item>
              <text:list>
                <text:list-item>
                  <text:h text:style-name="Heading_20_3" text:outline-level="3"><text:span text:style-name="T2">POLYGON</text:span></text:h>
                </text:list-item>
              </text:list>
            </text:list-item>
          </text:list>
        </text:list-item>
      </text:list>
      <text:p text:style-name="Standard"><text:span text:style-name="T2">Draws a regular polygon. After specifing the center, the &lt;Area&gt; option calculate the polygon.</text:span></text:p>
      <text:list xml:id="list36620085" text:continue-numbering="true" text:style-name="Outline">
        <text:list-item>
          <text:list>
            <text:list-item>
              <text:list>
                <text:list-item>
                  <text:h text:style-name="Heading_20_3" text:outline-level="3"><text:span text:style-name="T2">RECTANGLE</text:span></text:h>
                </text:list-item>
              </text:list>
            </text:list-item>
          </text:list>
        </text:list-item>
      </text:list>
      <text:p text:style-name="Standard"><text:span text:style-name="T2">Draws a rectangle.</text:span></text:p>
      <text:list xml:id="list36629330" text:continue-numbering="true" text:style-name="Outline">
        <text:list-item>
          <text:list>
            <text:list-item>
              <text:list>
                <text:list-item>
                  <text:h text:style-name="Heading_20_3" text:outline-level="3"><text:span text:style-name="T2">REDO</text:span></text:h>
                </text:list-item>
              </text:list>
            </text:list-item>
          </text:list>
        </text:list-item>
      </text:list>
      <text:p text:style-name="Standard"><text:span text:style-name="T2">Redo the changes undone by the UNDO command.</text:span></text:p>
      <text:list xml:id="list36605902" text:continue-numbering="true" text:style-name="Outline">
        <text:list-item>
          <text:list>
            <text:list-item>
              <text:list>
                <text:list-item>
                  <text:h text:style-name="Heading_20_3" text:outline-level="3"><text:span text:style-name="T2">ROTATE</text:span></text:h>
                </text:list-item>
              </text:list>
            </text:list-item>
          </text:list>
        </text:list-item>
      </text:list>
      <text:p text:style-name="Standard"><text:span text:style-name="T2">Rotate the selected objects.</text:span></text:p>
      <text:list xml:id="list36618194" text:continue-numbering="true" text:style-name="Outline">
        <text:list-item>
          <text:list>
            <text:list-item>
              <text:list>
                <text:list-item>
                  <text:h text:style-name="Heading_20_3" text:outline-level="3"><text:span text:style-name="T2">SCALE</text:span></text:h>
                </text:list-item>
              </text:list>
            </text:list-item>
          </text:list>
        </text:list-item>
      </text:list>
      <text:p text:style-name="Standard"><text:span text:style-name="T2">Scale the selected objects.</text:span></text:p>
      <text:list xml:id="list36611987" text:continue-numbering="true" text:style-name="Outline">
        <text:list-item>
          <text:list>
            <text:list-item>
              <text:list>
                <text:list-item>
                  <text:h text:style-name="Heading_20_3" text:outline-level="3"><text:span text:style-name="T2">SETCURRLAYERBYGRAPH</text:span></text:h>
                </text:list-item>
              </text:list>
            </text:list-item>
          </text:list>
        </text:list-item>
      </text:list>
      <text:p text:style-name="Standard"><text:span text:style-name="T2">Sets the current layer selecting an object.</text:span></text:p>
      <text:list xml:id="list36624472" text:continue-numbering="true" text:style-name="Outline">
        <text:list-item>
          <text:list>
            <text:list-item>
              <text:list>
                <text:list-item>
                  <text:h text:style-name="Heading_20_3" text:outline-level="3"><text:soft-page-break/><text:span text:style-name="T2">SETCURRUPDATEABLELAYERBYGRAPH</text:span></text:h>
                </text:list-item>
              </text:list>
            </text:list-item>
          </text:list>
        </text:list-item>
      </text:list>
      <text:p text:style-name="Standard"><text:span text:style-name="T2">Sets edit mode to the layers of the selected objects. If you specify only one layer it becomes the current one.</text:span></text:p>
      <text:list xml:id="list36626336" text:continue-numbering="true" text:style-name="Outline">
        <text:list-item>
          <text:list>
            <text:list-item>
              <text:list>
                <text:list-item>
                  <text:h text:style-name="Heading_20_3" text:outline-level="3"><text:span text:style-name="T2">SETVAR</text:span></text:h>
                </text:list-item>
              </text:list>
            </text:list-item>
          </text:list>
        </text:list-item>
      </text:list>
      <text:p text:style-name="Standard"><text:span text:style-name="T2">Lists or modifies the values of QAD variables. Once specified the QAD variable name, a short decription and the type of the variable value (real, integer, character, boolean) is shown.</text:span></text:p>
      <text:list xml:id="list36620281" text:continue-numbering="true" text:style-name="Outline">
        <text:list-item>
          <text:list>
            <text:list-item>
              <text:list>
                <text:list-item>
                  <text:h text:style-name="Heading_20_3" text:outline-level="3"><text:span text:style-name="T2">STRETCH</text:span></text:h>
                </text:list-item>
              </text:list>
            </text:list-item>
          </text:list>
        </text:list-item>
      </text:list>
      <text:p text:style-name="Standard"><text:span text:style-name="T2">Stetches the selected objects.</text:span></text:p>
      <text:list xml:id="list36631442" text:continue-numbering="true" text:style-name="Outline">
        <text:list-item>
          <text:list>
            <text:list-item>
              <text:list>
                <text:list-item>
                  <text:h text:style-name="Heading_20_3" text:outline-level="3"><text:span text:style-name="T2">TEXT</text:span></text:h>
                </text:list-item>
              </text:list>
            </text:list-item>
          </text:list>
        </text:list-item>
      </text:list>
      <text:p text:style-name="Standard"><text:span text:style-name="T2">Inser a text. If the height text is derived from a field then the command will ask the text height. If the text rotation is derived from a field then the command will ask the rotation (degree). At the end the command will ask the value of the text. Only for textual layer.</text:span></text:p>
      <text:list xml:id="list36627783" text:continue-numbering="true" text:style-name="Outline">
        <text:list-item>
          <text:list>
            <text:list-item>
              <text:list>
                <text:list-item>
                  <text:h text:style-name="Heading_20_3" text:outline-level="3"><text:span text:style-name="T2">TRIM</text:span></text:h>
                </text:list-item>
              </text:list>
            </text:list-item>
          </text:list>
        </text:list-item>
      </text:list>
      <text:p text:style-name="Standard"><text:span text:style-name="T2">Trims the selected objects.</text:span></text:p>
      <text:list xml:id="list36604764" text:continue-numbering="true" text:style-name="Outline">
        <text:list-item>
          <text:list>
            <text:list-item>
              <text:list>
                <text:list-item>
                  <text:h text:style-name="Heading_20_3" text:outline-level="3"><text:span text:style-name="T2">UNDO</text:span></text:h>
                </text:list-item>
              </text:list>
            </text:list-item>
          </text:list>
        </text:list-item>
      </text:list>
      <text:p text:style-name="Standard"><text:span text:style-name="T2">Undo changes made by QAD.</text:span></text:p>
      <text:p text:style-name="Standard"><text:span text:style-name="T2">QAD commands that create, modify or erase objects affect all visible and editable layers, and not only the current layer as QGIS does. That's why QAD uses its undo/redo system that operates on all layers involved into QAD commands </text:span></text:p>
      <text:p text:style-name="Standard"><text:span text:style-name="T5">If the user will run the Undo/Redo command of QGIS, QAD will lose alignment with the history of the changes made by its commands and then the undo/redo stack will be cleared.</text:span></text:p>
      <text:p text:style-name="P1"/>
      <text:list xml:id="list36625776" text:continue-numbering="true" text:style-name="Outline">
        <text:list-item>
          <text:list>
            <text:list-item>
              <text:h text:style-name="P24" text:outline-level="2"><text:bookmark-start text:name="GripMode"/><text:span text:style-name="T2">Grip mode</text:span><text:bookmark-end text:name="GripMode"/></text:h>
            </text:list-item>
          </text:list>
        </text:list-item>
      </text:list>
      <text:p text:style-name="Standard"><text:span text:style-name="T2">You can drag grips to perform any stretch, move, rotate, scale, or mirror operations.</text:span></text:p>
      <text:p text:style-name="Standard"><text:span text:style-name="T2">The editing operation you choose to perform is called a grip mode.</text:span></text:p>
      <text:p text:style-name="Standard"><text:span text:style-name="T2">Grips are small, solid-filled squares that are displayed at strategic points on objects that you have selected with a pointing device. You can drag these grips to stretch, move, rotate, scale, or mirror objects quickly.</text:span></text:p>
      <text:p text:style-name="Standard"><text:span text:style-name="T2">When grips are turned on, you can select the objects you want to manipulate before entering a command, and then you can manipulate the objects with the pointing device.</text:span></text:p>
      <text:p text:style-name="Standard"><text:span text:style-name="T2">Note: </text:span><text:span text:style-name="T5">Grips are not displayed on objects that are on locked layers.</text:span></text:p>
      <text:p text:style-name="Standard"><text:span text:style-name="T2">To copy the selected object, press and hold the Ctrl key while you’re manipulating it.</text:span></text:p>
      <text:p text:style-name="Standard"><text:span text:style-name="T2">To Edit Objects Using Grips:</text:span></text:p>
      <text:list xml:id="list9012641072576470035" text:style-name="WWNum16">
        <text:list-item>
          <text:p text:style-name="P11"><text:span text:style-name="T2">Select the object to edit.</text:span></text:p>
        </text:list-item>
        <text:list-item>
          <text:p text:style-name="P11"><text:span text:style-name="T2">Select and move grips to stretch the object.<text:line-break/>Note: In the case of some object grips, for example, symbol or text reference grips, stretch will move the object rather than stretch it.</text:span></text:p>
        </text:list-item>
        <text:list-item>
          <text:p text:style-name="P11"><text:span text:style-name="T2">Press Enter, Spacebar or right-click to cycle to the move, rotate, scale, or mirror grip modes.<text:tab/></text:span></text:p>
        </text:list-item>
        <text:list-item>
          <text:p text:style-name="P11"><text:span text:style-name="T2">Hover over a grip to view and access the multifunctional grip menu (if available).</text:span></text:p>
        </text:list-item>
      </text:list>
      <text:p text:style-name="P3"/>
      <text:list xml:id="list36616301" text:continue-list="list36625776" text:style-name="Outline">
        <text:list-item>
          <text:list>
            <text:list-item>
              <text:h text:style-name="P24" text:outline-level="2"><text:bookmark-start text:name="SystemVariables"/><text:span text:style-name="T2">System variables</text:span><text:bookmark-end text:name="SystemVariables"/></text:h>
            </text:list-item>
          </text:list>
        </text:list-item>
      </text:list>
      <text:p text:style-name="P12"><text:span text:style-name="T2">System variables are settings that control how certain commands work. They can be integer, real, char, bool or RGB color type (i.e. “#FF0000”).</text:span></text:p>
      <text:p text:style-name="P12"><text:span text:style-name="T2">A variable is called “global” when its value doesn’t change when the current project change. These variables are saved and loaded into the QAD.INI file located in the installation folder.</text:span></text:p>
      <text:p text:style-name="P12"><text:span text:style-name="T2">A variable is called “project” when its value change when the current project change. These variables are saved and loaded into &lt;current project name&gt;_QAD.INI file of the current QGIS project folder.</text:span></text:p>
      <text:list xml:id="list36608310" text:continue-numbering="true" text:style-name="Outline">
        <text:list-item>
          <text:list>
            <text:list-item>
              <text:list>
                <text:list-item>
                  <text:h text:style-name="Heading_20_3" text:outline-level="3"><text:span text:style-name="T2">APBOX</text:span></text:h>
                </text:list-item>
              </text:list>
            </text:list-item>
          </text:list>
        </text:list-item>
      </text:list>
      <text:p text:style-name="Standard"><text:span text:style-name="T2">The same as the </text:span><text:span text:style-name="T6">most popular CAD.</text:span><text:span text:style-name="T2"> Global variable.</text:span></text:p>
      <text:list xml:id="list36614476" text:continue-numbering="true" text:style-name="Outline">
        <text:list-item>
          <text:list>
            <text:list-item>
              <text:list>
                <text:list-item>
                  <text:h text:style-name="Heading_20_3" text:outline-level="3"><text:span text:style-name="T2">APERTURE</text:span></text:h>
                </text:list-item>
              </text:list>
            </text:list-item>
          </text:list>
        </text:list-item>
      </text:list>
      <text:p text:style-name="Standard"><text:span text:style-name="T2">The same as the </text:span><text:span text:style-name="T6">most popular CAD.</text:span><text:span text:style-name="T2"> Global variable.</text:span></text:p>
      <text:list xml:id="list36620971" text:continue-numbering="true" text:style-name="Outline">
        <text:list-item>
          <text:list>
            <text:list-item>
              <text:list>
                <text:list-item>
                  <text:h text:style-name="Heading_20_3" text:outline-level="3"><text:span text:style-name="T2">ARCMINSEGMENTQTY</text:span></text:h>
                </text:list-item>
              </text:list>
            </text:list-item>
          </text:list>
        </text:list-item>
      </text:list>
      <text:p text:style-name="Standard"><text:span text:style-name="T2">Minimum number of segments to approximate an arc. Valid values from 4 to 999, integer type, default value 12. Project variable.</text:span></text:p>
      <text:list xml:id="list36628184" text:continue-numbering="true" text:style-name="Outline">
        <text:list-item>
          <text:list>
            <text:list-item>
              <text:list>
                <text:list-item>
                  <text:h text:style-name="Heading_20_3" text:outline-level="3"><text:span text:style-name="T2">AUTOSNAP</text:span></text:h>
                </text:list-item>
              </text:list>
            </text:list-item>
          </text:list>
        </text:list-item>
      </text:list>
      <text:p text:style-name="Standard"><text:span text:style-name="T2">The same as the </text:span><text:span text:style-name="T6">most popular CAD.</text:span><text:span text:style-name="T2"> Global variable.</text:span></text:p>
      <text:list xml:id="list36631008" text:continue-numbering="true" text:style-name="Outline">
        <text:list-item>
          <text:list>
            <text:list-item>
              <text:list>
                <text:list-item>
                  <text:h text:style-name="Heading_20_3" text:outline-level="3"><text:span text:style-name="T2">AUTOSNAPCOLOR</text:span></text:h>
                </text:list-item>
              </text:list>
            </text:list-item>
          </text:list>
        </text:list-item>
      </text:list>
      <text:p text:style-name="Standard"><text:span text:style-name="T2">Color of the snap markers. Global variable.</text:span></text:p>
      <text:list xml:id="list36612304" text:continue-numbering="true" text:style-name="Outline">
        <text:list-item>
          <text:list>
            <text:list-item>
              <text:list>
                <text:list-item>
                  <text:h text:style-name="Heading_20_3" text:outline-level="3"><text:span text:style-name="T2">AUTOSNAPSIZE</text:span></text:h>
                </text:list-item>
              </text:list>
            </text:list-item>
          </text:list>
        </text:list-item>
      </text:list>
      <text:p text:style-name="Standard"><text:span text:style-name="T2">Dimension of the snap markers in pixel. Global variable.</text:span></text:p>
      <text:list xml:id="list36624349" text:continue-numbering="true" text:style-name="Outline">
        <text:list-item>
          <text:list>
            <text:list-item>
              <text:list>
                <text:list-item>
                  <text:h text:style-name="Heading_20_3" text:outline-level="3"><text:span text:style-name="T2">AUTOTRACKINGVECTORCOLOR</text:span></text:h>
                </text:list-item>
              </text:list>
            </text:list-item>
          </text:list>
        </text:list-item>
      </text:list>
      <text:p text:style-name="Standard"><text:span text:style-name="T2">Color of the autotrack vector. Global variable.</text:span></text:p>
      <text:list xml:id="list36633420" text:continue-numbering="true" text:style-name="Outline">
        <text:list-item>
          <text:list>
            <text:list-item>
              <text:list>
                <text:list-item>
                  <text:h text:style-name="Heading_20_3" text:outline-level="3"><text:span text:style-name="T2">CIRCLEMINSEGMENTQTY</text:span></text:h>
                </text:list-item>
              </text:list>
            </text:list-item>
          </text:list>
        </text:list-item>
      </text:list>
      <text:p text:style-name="Standard"><text:span text:style-name="T2">Minimum number of segments to approximate a circle. Valid values from 6 to 999, integer type, default value 12. Project variable.</text:span></text:p>
      <text:list xml:id="list36616871" text:continue-numbering="true" text:style-name="Outline">
        <text:list-item>
          <text:list>
            <text:list-item>
              <text:list>
                <text:list-item>
                  <text:h text:style-name="Heading_20_3" text:outline-level="3"><text:span text:style-name="T2">CMDHISTORYBACKCOLOR</text:span></text:h>
                </text:list-item>
              </text:list>
            </text:list-item>
          </text:list>
        </text:list-item>
      </text:list>
      <text:p text:style-name="Standard"><text:span text:style-name="T2">Command history background color. Global variable.</text:span></text:p>
      <text:list xml:id="list36605264" text:continue-numbering="true" text:style-name="Outline">
        <text:list-item>
          <text:list>
            <text:list-item>
              <text:list>
                <text:list-item>
                  <text:h text:style-name="Heading_20_3" text:outline-level="3"><text:span text:style-name="T2">CMDHISTORYFORECOLOR</text:span></text:h>
                </text:list-item>
              </text:list>
            </text:list-item>
          </text:list>
        </text:list-item>
      </text:list>
      <text:p text:style-name="Standard"><text:span text:style-name="T2">Command history text color. Global variable.</text:span></text:p>
      <text:list xml:id="list36633113" text:continue-numbering="true" text:style-name="Outline">
        <text:list-item>
          <text:list>
            <text:list-item>
              <text:list>
                <text:list-item>
                  <text:h text:style-name="Heading_20_3" text:outline-level="3"><text:span text:style-name="T2">CMDINPUTHISTORYMAX</text:span></text:h>
                </text:list-item>
              </text:list>
            </text:list-item>
          </text:list>
        </text:list-item>
      </text:list>
      <text:p text:style-name="Standard"><text:span text:style-name="T2">The same as the </text:span><text:span text:style-name="T6">most popular CAD.</text:span><text:span text:style-name="T2"> Global variable.</text:span></text:p>
      <text:list xml:id="list36602016" text:continue-numbering="true" text:style-name="Outline">
        <text:list-item>
          <text:list>
            <text:list-item>
              <text:list>
                <text:list-item>
                  <text:h text:style-name="Heading_20_3" text:outline-level="3"><text:span text:style-name="T2">CMDLINEBACKCOLOR</text:span></text:h>
                </text:list-item>
              </text:list>
            </text:list-item>
          </text:list>
        </text:list-item>
      </text:list>
      <text:p text:style-name="Standard"><text:span text:style-name="T2">Active prompt background color. Global variable.</text:span></text:p>
      <text:list xml:id="list36623578" text:continue-numbering="true" text:style-name="Outline">
        <text:list-item>
          <text:list>
            <text:list-item>
              <text:list>
                <text:list-item>
                  <text:h text:style-name="Heading_20_3" text:outline-level="3"><text:span text:style-name="T2">CMDLINEFORECOLOR</text:span></text:h>
                </text:list-item>
              </text:list>
            </text:list-item>
          </text:list>
        </text:list-item>
      </text:list>
      <text:p text:style-name="Standard"><text:span text:style-name="T2">Active prompt color. Global variable.</text:span></text:p>
      <text:list xml:id="list36631927" text:continue-numbering="true" text:style-name="Outline">
        <text:list-item>
          <text:list>
            <text:list-item>
              <text:list>
                <text:list-item>
                  <text:h text:style-name="Heading_20_3" text:outline-level="3"><text:soft-page-break/><text:span text:style-name="T2">CMDLINEOPTBACKCOLOR</text:span></text:h>
                </text:list-item>
              </text:list>
            </text:list-item>
          </text:list>
        </text:list-item>
      </text:list>
      <text:p text:style-name="Standard"><text:span text:style-name="T2">Command option keyword background color. Global variable.</text:span></text:p>
      <text:list xml:id="list36634040" text:continue-numbering="true" text:style-name="Outline">
        <text:list-item>
          <text:list>
            <text:list-item>
              <text:list>
                <text:list-item>
                  <text:h text:style-name="Heading_20_3" text:outline-level="3"><text:span text:style-name="T2">CMDLINEOPTCOLOR</text:span></text:h>
                </text:list-item>
              </text:list>
            </text:list-item>
          </text:list>
        </text:list-item>
      </text:list>
      <text:p text:style-name="Standard"><text:span text:style-name="T2">Command option keyword color. Global variable.</text:span></text:p>
      <text:list xml:id="list36610266" text:continue-numbering="true" text:style-name="Outline">
        <text:list-item>
          <text:list>
            <text:list-item>
              <text:list>
                <text:list-item>
                  <text:h text:style-name="Heading_20_3" text:outline-level="3"><text:span text:style-name="T2">CMDLINEOPTHIGHLIGHTEDCOLOR</text:span></text:h>
                </text:list-item>
              </text:list>
            </text:list-item>
          </text:list>
        </text:list-item>
      </text:list>
      <text:p text:style-name="Standard"><text:span text:style-name="T2">Command option highlighted color. Global variable.</text:span></text:p>
      <text:list xml:id="list36623667" text:continue-numbering="true" text:style-name="Outline">
        <text:list-item>
          <text:list>
            <text:list-item>
              <text:list>
                <text:list-item>
                  <text:h text:style-name="Heading_20_3" text:outline-level="3"><text:span text:style-name="T2">COPYMODE</text:span></text:h>
                </text:list-item>
              </text:list>
            </text:list-item>
          </text:list>
        </text:list-item>
      </text:list>
      <text:p text:style-name="Standard"><text:span text:style-name="T2">The same as the </text:span><text:span text:style-name="T6">most popular CAD.</text:span><text:span text:style-name="T2"> Global variable.</text:span></text:p>
      <text:list xml:id="list36612763" text:continue-numbering="true" text:style-name="Outline">
        <text:list-item>
          <text:list>
            <text:list-item>
              <text:list>
                <text:list-item>
                  <text:h text:style-name="Heading_20_3" text:outline-level="3"><text:span text:style-name="T2">CROSSINGAREACOLOR</text:span></text:h>
                </text:list-item>
              </text:list>
            </text:list-item>
          </text:list>
        </text:list-item>
      </text:list>
      <text:p text:style-name="Standard"><text:span text:style-name="T2">The same as the </text:span><text:span text:style-name="T6">most popular CAD.</text:span><text:span text:style-name="T2"> Global variable.</text:span></text:p>
      <text:list xml:id="list36614138" text:continue-numbering="true" text:style-name="Outline">
        <text:list-item>
          <text:list>
            <text:list-item>
              <text:list>
                <text:list-item>
                  <text:h text:style-name="Heading_20_3" text:outline-level="3"><text:span text:style-name="T2">CURSORCOLOR</text:span></text:h>
                </text:list-item>
              </text:list>
            </text:list-item>
          </text:list>
        </text:list-item>
      </text:list>
      <text:p text:style-name="Standard"><text:span text:style-name="T2">Cross pointer color. Valid values are valid RGB colors, color type, default value red =“#FF0000”. Global variable.</text:span></text:p>
      <text:list xml:id="list36616260" text:continue-numbering="true" text:style-name="Outline">
        <text:list-item>
          <text:list>
            <text:list-item>
              <text:list>
                <text:list-item>
                  <text:h text:style-name="Heading_20_3" text:outline-level="3"><text:span text:style-name="T2">CURSORSIZE</text:span></text:h>
                </text:list-item>
              </text:list>
            </text:list-item>
          </text:list>
        </text:list-item>
      </text:list>
      <text:p text:style-name="Standard"><text:span text:style-name="T2">The same as the </text:span><text:span text:style-name="T6">most popular CAD.</text:span><text:span text:style-name="T2"> Global variable.</text:span></text:p>
      <text:list xml:id="list36608675" text:continue-numbering="true" text:style-name="Outline">
        <text:list-item>
          <text:list>
            <text:list-item>
              <text:list>
                <text:list-item>
                  <text:h text:style-name="Heading_20_3" text:outline-level="3"><text:span text:style-name="T2">DELOBJ</text:span></text:h>
                </text:list-item>
              </text:list>
            </text:list-item>
          </text:list>
        </text:list-item>
      </text:list>
      <text:p text:style-name="Standard"><text:span text:style-name="T2">It controls whether the original geometry is retained or removed. Global variable.<text:line-break/>0 = All defining geometry is retained.<text:line-break/>1 = Deletes all defining geometry.<text:line-break/>-1 = Displays prompts to delete all defining geometry.</text:span></text:p>
      <text:list xml:id="list36631679" text:continue-numbering="true" text:style-name="Outline">
        <text:list-item>
          <text:list>
            <text:list-item>
              <text:list>
                <text:list-item>
                  <text:h text:style-name="Heading_20_3" text:outline-level="3"><text:span text:style-name="T2">DIMSTYLE</text:span></text:h>
                </text:list-item>
              </text:list>
            </text:list-item>
          </text:list>
        </text:list-item>
      </text:list>
      <text:p text:style-name="Standard"><text:span text:style-name="T2">The same as the </text:span><text:span text:style-name="T6">most popular CAD.</text:span><text:span text:style-name="T2"> Project variable.</text:span></text:p>
      <text:list xml:id="list36621296" text:continue-numbering="true" text:style-name="Outline">
        <text:list-item>
          <text:list>
            <text:list-item>
              <text:list>
                <text:list-item>
                  <text:h text:style-name="Heading_20_3" text:outline-level="3"><text:span text:style-name="T2">DYNDIGRIP</text:span></text:h>
                </text:list-item>
              </text:list>
            </text:list-item>
          </text:list>
        </text:list-item>
      </text:list>
      <text:p text:style-name="Standard"><text:span text:style-name="T2">Turns Dynamic Input features on and off. Global variable.<text:line-break/>0 = None.<text:line-break/>1 = Resulting dimension.<text:line-break/>2 = Length change dimension.<text:line-break/>4 = Absolute angle dimension<text:tab/>.<text:line-break/>8 Angle change dimension.</text:span></text:p>
      <text:list xml:id="list36609730" text:continue-numbering="true" text:style-name="Outline">
        <text:list-item>
          <text:list>
            <text:list-item>
              <text:list>
                <text:list-item>
                  <text:h text:style-name="Heading_20_3" text:outline-level="3"><text:span text:style-name="T2">DYNDIVIS</text:span></text:h>
                </text:list-item>
              </text:list>
            </text:list-item>
          </text:list>
        </text:list-item>
      </text:list>
      <text:p text:style-name="Standard"><text:span text:style-name="T2">The same as the </text:span><text:span text:style-name="T6">most popular CAD</text:span><text:span text:style-name="T2">. Global variable.</text:span></text:p>
      <text:list xml:id="list36618834" text:continue-numbering="true" text:style-name="Outline">
        <text:list-item>
          <text:list>
            <text:list-item>
              <text:list>
                <text:list-item>
                  <text:h text:style-name="Heading_20_3" text:outline-level="3"><text:span text:style-name="T2">DYNEDITFORECOLOR</text:span></text:h>
                </text:list-item>
              </text:list>
            </text:list-item>
          </text:list>
        </text:list-item>
      </text:list>
      <text:p text:style-name="Standard"><text:span text:style-name="T2">Set the dynamic input text color (RGB). Global variable.</text:span></text:p>
      <text:list xml:id="list36621629" text:continue-numbering="true" text:style-name="Outline">
        <text:list-item>
          <text:list>
            <text:list-item>
              <text:list>
                <text:list-item>
                  <text:h text:style-name="Heading_20_3" text:outline-level="3"><text:span text:style-name="T2">DYNEDITBACKCOLOR</text:span></text:h>
                </text:list-item>
              </text:list>
            </text:list-item>
          </text:list>
        </text:list-item>
      </text:list>
      <text:p text:style-name="Standard"><text:span text:style-name="T2">Set the dynamic input background text color (RGB). Global variable.</text:span></text:p>
      <text:list xml:id="list36613784" text:continue-numbering="true" text:style-name="Outline">
        <text:list-item>
          <text:list>
            <text:list-item>
              <text:list>
                <text:list-item>
                  <text:h text:style-name="Heading_20_3" text:outline-level="3"><text:span text:style-name="T2">DYNEDITBORDERCOLOR</text:span></text:h>
                </text:list-item>
              </text:list>
            </text:list-item>
          </text:list>
        </text:list-item>
      </text:list>
      <text:p text:style-name="Standard"><text:span text:style-name="T2">Set the dynamic input border color (RGB). Global variable.</text:span></text:p>
      <text:list xml:id="list36608866" text:continue-numbering="true" text:style-name="Outline">
        <text:list-item>
          <text:list>
            <text:list-item>
              <text:list>
                <text:list-item>
                  <text:h text:style-name="Heading_20_3" text:outline-level="3"><text:soft-page-break/><text:span text:style-name="T2">DYNMODE</text:span></text:h>
                </text:list-item>
              </text:list>
            </text:list-item>
          </text:list>
        </text:list-item>
      </text:list>
      <text:p text:style-name="Standard"><text:span text:style-name="T2">The same as the </text:span><text:span text:style-name="T6">most popular CAD</text:span><text:span text:style-name="T2">. Global variable.</text:span></text:p>
      <text:list xml:id="list36609250" text:continue-numbering="true" text:style-name="Outline">
        <text:list-item>
          <text:list>
            <text:list-item>
              <text:list>
                <text:list-item>
                  <text:h text:style-name="Heading_20_3" text:outline-level="3"><text:span text:style-name="T2">DYNPICOORDS</text:span></text:h>
                </text:list-item>
              </text:list>
            </text:list-item>
          </text:list>
        </text:list-item>
      </text:list>
      <text:p text:style-name="Standard"><text:span text:style-name="T2">The same as the </text:span><text:span text:style-name="T6">most popular CAD</text:span><text:span text:style-name="T2">. Global variable.</text:span></text:p>
      <text:list xml:id="list36606333" text:continue-numbering="true" text:style-name="Outline">
        <text:list-item>
          <text:list>
            <text:list-item>
              <text:list>
                <text:list-item>
                  <text:h text:style-name="Heading_20_3" text:outline-level="3"><text:span text:style-name="T2">DYNPIFORMAT</text:span></text:h>
                </text:list-item>
              </text:list>
            </text:list-item>
          </text:list>
        </text:list-item>
      </text:list>
      <text:p text:style-name="Standard"><text:span text:style-name="T2">The same as the </text:span><text:span text:style-name="T6">most popular CAD</text:span><text:span text:style-name="T2">. Global variable.</text:span></text:p>
      <text:list xml:id="list36607562" text:continue-numbering="true" text:style-name="Outline">
        <text:list-item>
          <text:list>
            <text:list-item>
              <text:list>
                <text:list-item>
                  <text:h text:style-name="Heading_20_3" text:outline-level="3"><text:span text:style-name="T2">DYNPIVIS</text:span></text:h>
                </text:list-item>
              </text:list>
            </text:list-item>
          </text:list>
        </text:list-item>
      </text:list>
      <text:p text:style-name="Standard"><text:span text:style-name="T2">Controls when pointer input is displayed. Global variable.<text:line-break/>1 = Automatically at a prompt for a point<text:line-break/>2 = Always</text:span></text:p>
      <text:list xml:id="list36615732" text:continue-numbering="true" text:style-name="Outline">
        <text:list-item>
          <text:list>
            <text:list-item>
              <text:list>
                <text:list-item>
                  <text:h text:style-name="Heading_20_3" text:outline-level="3"><text:span text:style-name="T2">DYNPROMPT</text:span></text:h>
                </text:list-item>
              </text:list>
            </text:list-item>
          </text:list>
        </text:list-item>
      </text:list>
      <text:p text:style-name="Standard"><text:span text:style-name="T2">The same as the </text:span><text:span text:style-name="T6">most popular CAD</text:span><text:span text:style-name="T2">. Global variable.</text:span></text:p>
      <text:list xml:id="list36604148" text:continue-numbering="true" text:style-name="Outline">
        <text:list-item>
          <text:list>
            <text:list-item>
              <text:list>
                <text:list-item>
                  <text:h text:style-name="Heading_20_3" text:outline-level="3"><text:span text:style-name="T2">DYNTOOLTIPS</text:span></text:h>
                </text:list-item>
              </text:list>
            </text:list-item>
          </text:list>
        </text:list-item>
      </text:list>
      <text:p text:style-name="Standard"><text:span text:style-name="T2">The same as the </text:span><text:span text:style-name="T6">most popular CAD</text:span><text:span text:style-name="T2">. Global variable.</text:span></text:p>
      <text:list xml:id="list36602091" text:continue-numbering="true" text:style-name="Outline">
        <text:list-item>
          <text:list>
            <text:list-item>
              <text:list>
                <text:list-item>
                  <text:h text:style-name="Heading_20_3" text:outline-level="3"><text:span text:style-name="T2">DYNTRECKINGVECTORCOLOR</text:span></text:h>
                </text:list-item>
              </text:list>
            </text:list-item>
          </text:list>
        </text:list-item>
      </text:list>
      <text:p text:style-name="Standard"><text:span text:style-name="T2">Set the Autotreck vector color (RGB). Global variable.</text:span></text:p>
      <text:list xml:id="list36630867" text:continue-numbering="true" text:style-name="Outline">
        <text:list-item>
          <text:list>
            <text:list-item>
              <text:list>
                <text:list-item>
                  <text:h text:style-name="Heading_20_3" text:outline-level="3"><text:span text:style-name="T2">EDGEMODE</text:span></text:h>
                </text:list-item>
              </text:list>
            </text:list-item>
          </text:list>
        </text:list-item>
      </text:list>
      <text:p text:style-name="Standard"><text:span text:style-name="T2">The same as the </text:span><text:span text:style-name="T6">most popular CAD.</text:span><text:span text:style-name="T2"> Global variable.</text:span></text:p>
      <text:list xml:id="list36625502" text:continue-numbering="true" text:style-name="Outline">
        <text:list-item>
          <text:list>
            <text:list-item>
              <text:list>
                <text:list-item>
                  <text:h text:style-name="Heading_20_3" text:outline-level="3"><text:span text:style-name="T2">FILLETRAD</text:span></text:h>
                </text:list-item>
              </text:list>
            </text:list-item>
          </text:list>
        </text:list-item>
      </text:list>
      <text:p text:style-name="Standard"><text:span text:style-name="T2">The same as the </text:span><text:span text:style-name="T6">most popular CAD.</text:span><text:span text:style-name="T2"> Project variable.</text:span></text:p>
      <text:list xml:id="list36624110" text:continue-numbering="true" text:style-name="Outline">
        <text:list-item>
          <text:list>
            <text:list-item>
              <text:list>
                <text:list-item>
                  <text:h text:style-name="Heading_20_3" text:outline-level="3"><text:span text:style-name="T2">GRIPCOLOR</text:span></text:h>
                </text:list-item>
              </text:list>
            </text:list-item>
          </text:list>
        </text:list-item>
      </text:list>
      <text:p text:style-name="Standard"><text:span text:style-name="T2">The same as the </text:span><text:span text:style-name="T6">most popular CAD.</text:span><text:span text:style-name="T2"> Global variable.</text:span></text:p>
      <text:list xml:id="list36610794" text:continue-numbering="true" text:style-name="Outline">
        <text:list-item>
          <text:list>
            <text:list-item>
              <text:list>
                <text:list-item>
                  <text:h text:style-name="Heading_20_3" text:outline-level="3"><text:span text:style-name="T2">GRIPCONTOUR</text:span></text:h>
                </text:list-item>
              </text:list>
            </text:list-item>
          </text:list>
        </text:list-item>
      </text:list>
      <text:p text:style-name="Standard"><text:span text:style-name="T2">The same as the </text:span><text:span text:style-name="T6">most popular CAD.</text:span><text:span text:style-name="T2"> Global variable.</text:span></text:p>
      <text:list xml:id="list36634594" text:continue-numbering="true" text:style-name="Outline">
        <text:list-item>
          <text:list>
            <text:list-item>
              <text:list>
                <text:list-item>
                  <text:h text:style-name="Heading_20_3" text:outline-level="3"><text:span text:style-name="T2">GRIPHOT</text:span></text:h>
                </text:list-item>
              </text:list>
            </text:list-item>
          </text:list>
        </text:list-item>
      </text:list>
      <text:p text:style-name="Standard"><text:span text:style-name="T2">The same as the </text:span><text:span text:style-name="T6">most popular CAD.</text:span><text:span text:style-name="T2"> Global variable.</text:span></text:p>
      <text:list xml:id="list36604520" text:continue-numbering="true" text:style-name="Outline">
        <text:list-item>
          <text:list>
            <text:list-item>
              <text:list>
                <text:list-item>
                  <text:h text:style-name="Heading_20_3" text:outline-level="3"><text:span text:style-name="T2">GRIPHOVER</text:span></text:h>
                </text:list-item>
              </text:list>
            </text:list-item>
          </text:list>
        </text:list-item>
      </text:list>
      <text:p text:style-name="Standard"><text:span text:style-name="T2">The same as the </text:span><text:span text:style-name="T6">most popular CAD.</text:span><text:span text:style-name="T2"> Global variable.</text:span></text:p>
      <text:list xml:id="list36608507" text:continue-numbering="true" text:style-name="Outline">
        <text:list-item>
          <text:list>
            <text:list-item>
              <text:list>
                <text:list-item>
                  <text:h text:style-name="Heading_20_3" text:outline-level="3"><text:span text:style-name="T2">GRIPMULTIFUNCTIONAL</text:span></text:h>
                </text:list-item>
              </text:list>
            </text:list-item>
          </text:list>
        </text:list-item>
      </text:list>
      <text:p text:style-name="Standard"><text:span text:style-name="T2">Specifies the access methods to multi-functional grips. Global variable.<text:line-break/>0 = Access to multi-functional grips is disabled.<text:line-break/>2 = Access multi-functional grips with the dynamic menu and the Hot Grip shortcut menu.</text:span></text:p>
      <text:list xml:id="list36627329" text:continue-numbering="true" text:style-name="Outline">
        <text:list-item>
          <text:list>
            <text:list-item>
              <text:list>
                <text:list-item>
                  <text:h text:style-name="Heading_20_3" text:outline-level="3">GRIPOBJLIMIT</text:h>
                </text:list-item>
              </text:list>
            </text:list-item>
          </text:list>
        </text:list-item>
      </text:list>
      <text:p text:style-name="Standard">Come i CAD più popolari. <text:span text:style-name="T2">Global variable.</text:span></text:p>
      <text:list xml:id="list36621600" text:continue-numbering="true" text:style-name="Outline">
        <text:list-item>
          <text:list>
            <text:list-item>
              <text:list>
                <text:list-item>
                  <text:h text:style-name="Heading_20_3" text:outline-level="3"><text:span text:style-name="T2">GRIPS</text:span></text:h>
                </text:list-item>
              </text:list>
            </text:list-item>
          </text:list>
        </text:list-item>
      </text:list>
      <text:p text:style-name="Standard"><text:span text:style-name="T2">The same as the </text:span><text:span text:style-name="T6">most popular CAD.</text:span><text:span text:style-name="T2"> Global variable.</text:span></text:p>
      <text:list xml:id="list36630748" text:continue-numbering="true" text:style-name="Outline">
        <text:list-item>
          <text:list>
            <text:list-item>
              <text:list>
                <text:list-item>
                  <text:h text:style-name="Heading_20_3" text:outline-level="3"><text:soft-page-break/><text:span text:style-name="T2">GRIPSIZE</text:span></text:h>
                </text:list-item>
              </text:list>
            </text:list-item>
          </text:list>
        </text:list-item>
      </text:list>
      <text:p text:style-name="Standard"><text:span text:style-name="T2">The same as the </text:span><text:span text:style-name="T6">most popular CAD.</text:span><text:span text:style-name="T2"> Global variable.</text:span></text:p>
      <text:list xml:id="list36604498" text:continue-numbering="true" text:style-name="Outline">
        <text:list-item>
          <text:list>
            <text:list-item>
              <text:list>
                <text:list-item>
                  <text:h text:style-name="Heading_20_3" text:outline-level="3"><text:span text:style-name="T2">INPUTSEARCHDELAY</text:span></text:h>
                </text:list-item>
              </text:list>
            </text:list-item>
          </text:list>
        </text:list-item>
      </text:list>
      <text:p text:style-name="Standard"><text:span text:style-name="T2">The same as the </text:span><text:span text:style-name="T6">most popular CAD.</text:span><text:span text:style-name="T2"> Global variable.</text:span></text:p>
      <text:list xml:id="list36633758" text:continue-numbering="true" text:style-name="Outline">
        <text:list-item>
          <text:list>
            <text:list-item>
              <text:list>
                <text:list-item>
                  <text:h text:style-name="Heading_20_3" text:outline-level="3"><text:span text:style-name="T2">INPUTSEARCHOPTIONS</text:span></text:h>
                </text:list-item>
              </text:list>
            </text:list-item>
          </text:list>
        </text:list-item>
      </text:list>
      <text:p text:style-name="Standard"><text:span text:style-name="T2">The same as AUTOCOMPLETEMODE system variable of the </text:span><text:span text:style-name="T6">most popular CAD.</text:span><text:span text:style-name="T2"> Global variable.</text:span></text:p>
      <text:list xml:id="list36619169" text:continue-numbering="true" text:style-name="Outline">
        <text:list-item>
          <text:list>
            <text:list-item>
              <text:list>
                <text:list-item>
                  <text:h text:style-name="Heading_20_3" text:outline-level="3"><text:span text:style-name="T2">MAXARRAY</text:span></text:h>
                </text:list-item>
              </text:list>
            </text:list-item>
          </text:list>
        </text:list-item>
      </text:list>
      <text:p text:style-name="Standard"><text:span text:style-name="T2">The same as the </text:span><text:span text:style-name="T6">most popular CAD.</text:span><text:span text:style-name="T2"> Global variable.</text:span></text:p>
      <text:list xml:id="list36620051" text:continue-numbering="true" text:style-name="Outline">
        <text:list-item>
          <text:list>
            <text:list-item>
              <text:list>
                <text:list-item>
                  <text:h text:style-name="Heading_20_3" text:outline-level="3"><text:span text:style-name="T2">OFFSETDIST</text:span></text:h>
                </text:list-item>
              </text:list>
            </text:list-item>
          </text:list>
        </text:list-item>
      </text:list>
      <text:p text:style-name="Standard"><text:span text:style-name="T2">The same as the </text:span><text:span text:style-name="T6">most popular CAD.</text:span><text:span text:style-name="T2"> Project variable.</text:span></text:p>
      <text:list xml:id="list36625595" text:continue-numbering="true" text:style-name="Outline">
        <text:list-item>
          <text:list>
            <text:list-item>
              <text:list>
                <text:list-item>
                  <text:h text:style-name="Heading_20_3" text:outline-level="3"><text:span text:style-name="T2">OFFSETGAPTYPE</text:span></text:h>
                </text:list-item>
              </text:list>
            </text:list-item>
          </text:list>
        </text:list-item>
      </text:list>
      <text:p text:style-name="Standard"><text:span text:style-name="T2">The same as the </text:span><text:span text:style-name="T6">most popular CAD.</text:span><text:span text:style-name="T2"> Project variable.</text:span></text:p>
      <text:list xml:id="list36634491" text:continue-numbering="true" text:style-name="Outline">
        <text:list-item>
          <text:list>
            <text:list-item>
              <text:list>
                <text:list-item>
                  <text:h text:style-name="Heading_20_3" text:outline-level="3"><text:span text:style-name="T2">ORTHOMODE</text:span></text:h>
                </text:list-item>
              </text:list>
            </text:list-item>
          </text:list>
        </text:list-item>
      </text:list>
      <text:p text:style-name="Standard"><text:span text:style-name="T2">The same as the </text:span><text:span text:style-name="T6">most popular CAD.</text:span><text:span text:style-name="T2"> Project variable.</text:span></text:p>
      <text:list xml:id="list36626690" text:continue-numbering="true" text:style-name="Outline">
        <text:list-item>
          <text:list>
            <text:list-item>
              <text:list>
                <text:list-item>
                  <text:h text:style-name="Heading_20_3" text:outline-level="3"><text:span text:style-name="T2">OSMODE</text:span></text:h>
                </text:list-item>
              </text:list>
            </text:list-item>
          </text:list>
        </text:list-item>
      </text:list>
      <text:p text:style-name="Standard"><text:span text:style-name="T2">The same as the </text:span><text:span text:style-name="T6">most popular CAD.</text:span><text:span text:style-name="T2"> Global variable.</text:span></text:p>
      <text:list xml:id="list36618313" text:continue-numbering="true" text:style-name="Outline">
        <text:list-item>
          <text:list>
            <text:list-item>
              <text:list>
                <text:list-item>
                  <text:h text:style-name="Heading_20_3" text:outline-level="3"><text:span text:style-name="T2">OSPROGRDISTANCE</text:span></text:h>
                </text:list-item>
              </text:list>
            </text:list-item>
          </text:list>
        </text:list-item>
      </text:list>
      <text:p text:style-name="Standard"><text:span text:style-name="T2">Progressive distance for &lt;Progressive distance&gt; snap mode. Real type, default value 0. Project variable.</text:span></text:p>
      <text:list xml:id="list36614991" text:continue-numbering="true" text:style-name="Outline">
        <text:list-item>
          <text:list>
            <text:list-item>
              <text:list>
                <text:list-item>
                  <text:h text:style-name="Heading_20_3" text:outline-level="3"><text:span text:style-name="T2">PICKADD</text:span></text:h>
                </text:list-item>
              </text:list>
            </text:list-item>
          </text:list>
        </text:list-item>
      </text:list>
      <text:p text:style-name="Standard"><text:span text:style-name="T2">The same as the </text:span><text:span text:style-name="T6">most popular CAD.</text:span><text:span text:style-name="T2"> Global variable.</text:span></text:p>
      <text:list xml:id="list36606555" text:continue-numbering="true" text:style-name="Outline">
        <text:list-item>
          <text:list>
            <text:list-item>
              <text:list>
                <text:list-item>
                  <text:h text:style-name="Heading_20_3" text:outline-level="3"><text:span text:style-name="T2">PICKBOX</text:span></text:h>
                </text:list-item>
              </text:list>
            </text:list-item>
          </text:list>
        </text:list-item>
      </text:list>
      <text:p text:style-name="Standard"><text:span text:style-name="T2">The same as the </text:span><text:span text:style-name="T6">most popular CAD.</text:span><text:span text:style-name="T2"> Global variable.</text:span></text:p>
      <text:list xml:id="list36621515" text:continue-numbering="true" text:style-name="Outline">
        <text:list-item>
          <text:list>
            <text:list-item>
              <text:list>
                <text:list-item>
                  <text:h text:style-name="Heading_20_3" text:outline-level="3"><text:span text:style-name="T2">PICKBOXCOLOR</text:span></text:h>
                </text:list-item>
              </text:list>
            </text:list-item>
          </text:list>
        </text:list-item>
      </text:list>
      <text:p text:style-name="Standard"><text:span text:style-name="T2">Sets the object selection target color. Global variable.</text:span></text:p>
      <text:list xml:id="list36624115" text:continue-numbering="true" text:style-name="Outline">
        <text:list-item>
          <text:list>
            <text:list-item>
              <text:list>
                <text:list-item>
                  <text:h text:style-name="Heading_20_3" text:outline-level="3"><text:span text:style-name="T2">PICKFIRST </text:span></text:h>
                </text:list-item>
              </text:list>
            </text:list-item>
          </text:list>
        </text:list-item>
      </text:list>
      <text:p text:style-name="Standard"><text:span text:style-name="T2">The same as the </text:span><text:span text:style-name="T6">most popular CAD.</text:span><text:span text:style-name="T2"> Global variable.</text:span></text:p>
      <text:list xml:id="list36604801" text:continue-numbering="true" text:style-name="Outline">
        <text:list-item>
          <text:list>
            <text:list-item>
              <text:list>
                <text:list-item>
                  <text:h text:style-name="Heading_20_3" text:outline-level="3"><text:span text:style-name="T2">POLARANG</text:span></text:h>
                </text:list-item>
              </text:list>
            </text:list-item>
          </text:list>
        </text:list-item>
      </text:list>
      <text:p text:style-name="Standard"><text:span text:style-name="T2">The same as the </text:span><text:span text:style-name="T6">most popular CAD.</text:span><text:span text:style-name="T2"> Global variable.</text:span></text:p>
      <text:list xml:id="list36615803" text:continue-numbering="true" text:style-name="Outline">
        <text:list-item>
          <text:list>
            <text:list-item>
              <text:list>
                <text:list-item>
                  <text:h text:style-name="Heading_20_3" text:outline-level="3"><text:span text:style-name="T2">POLARMODE</text:span></text:h>
                </text:list-item>
              </text:list>
            </text:list-item>
          </text:list>
        </text:list-item>
      </text:list>
      <text:p text:style-name="Standard"><text:span text:style-name="T2">The same as the </text:span><text:span text:style-name="T6">most popular CAD. The value 4 is not supported (use additional polar tracking angles).</text:span><text:span text:style-name="T2"> Global variable.</text:span></text:p>
      <text:list xml:id="list36624024" text:continue-numbering="true" text:style-name="Outline">
        <text:list-item>
          <text:list>
            <text:list-item>
              <text:list>
                <text:list-item>
                  <text:h text:style-name="Heading_20_3" text:outline-level="3"><text:span text:style-name="T2">SELECTIONAREA</text:span></text:h>
                </text:list-item>
              </text:list>
            </text:list-item>
          </text:list>
        </text:list-item>
      </text:list>
      <text:p text:style-name="Standard"><text:span text:style-name="T2">The same as the </text:span><text:span text:style-name="T6">most popular CAD.</text:span><text:span text:style-name="T2"> Global variable.</text:span></text:p>
      <text:list xml:id="list36627027" text:continue-numbering="true" text:style-name="Outline">
        <text:list-item>
          <text:list>
            <text:list-item>
              <text:list>
                <text:list-item>
                  <text:h text:style-name="Heading_20_3" text:outline-level="3"><text:span text:style-name="T2">SELECTIONAREAOPACITY</text:span></text:h>
                </text:list-item>
              </text:list>
            </text:list-item>
          </text:list>
        </text:list-item>
      </text:list>
      <text:p text:style-name="Standard"><text:span text:style-name="T2">The same as the </text:span><text:span text:style-name="T6">most popular CAD.</text:span><text:span text:style-name="T2"> Global variable.</text:span></text:p>
      <text:list xml:id="list36621659" text:continue-numbering="true" text:style-name="Outline">
        <text:list-item>
          <text:list>
            <text:list-item>
              <text:list>
                <text:list-item>
                  <text:h text:style-name="Heading_20_3" text:outline-level="3"><text:soft-page-break/><text:span text:style-name="T2">SUPPORTPATH</text:span></text:h>
                </text:list-item>
              </text:list>
            </text:list-item>
          </text:list>
        </text:list-item>
      </text:list>
      <text:p text:style-name="Standard"><text:span text:style-name="T2">Searching path for support files. Character type. Global variable.</text:span></text:p>
      <text:list xml:id="list36612677" text:continue-numbering="true" text:style-name="Outline">
        <text:list-item>
          <text:list>
            <text:list-item>
              <text:list>
                <text:list-item>
                  <text:h text:style-name="Heading_20_3" text:outline-level="3"><text:span text:style-name="T2">SHOWTEXTWINDOW</text:span></text:h>
                </text:list-item>
              </text:list>
            </text:list-item>
          </text:list>
        </text:list-item>
      </text:list>
      <text:p text:style-name="Standard"><text:span text:style-name="T2">Show the text window at startup. Bool type, default value true. Global variable.</text:span></text:p>
      <text:list xml:id="list36609910" text:continue-numbering="true" text:style-name="Outline">
        <text:list-item>
          <text:list>
            <text:list-item>
              <text:list>
                <text:list-item>
                  <text:h text:style-name="Heading_20_3" text:outline-level="3"><text:span text:style-name="T2">TOLERANCE2APPROXCURVE</text:span></text:h>
                </text:list-item>
              </text:list>
            </text:list-item>
          </text:list>
        </text:list-item>
      </text:list>
      <text:p text:style-name="Standard"><text:span text:style-name="T2">Maximum error approximating a curve to segments. Valid values from 0.000001, real type, default value 0.1. Project variable.</text:span></text:p>
      <text:list xml:id="list36612682" text:continue-numbering="true" text:style-name="Outline">
        <text:list-item>
          <text:list>
            <text:list-item>
              <text:list>
                <text:list-item>
                  <text:h text:style-name="Heading_20_3" text:outline-level="3"><text:span text:style-name="T2">TOOLTIPTRANSPARENCY</text:span></text:h>
                </text:list-item>
              </text:list>
            </text:list-item>
          </text:list>
        </text:list-item>
      </text:list>
      <text:p text:style-name="Standard"><text:span text:style-name="T2">Sets the transparency for drafting tooltips. Valid values from 0 to 100. Global variable.</text:span></text:p>
      <text:list xml:id="list36626442" text:continue-numbering="true" text:style-name="Outline">
        <text:list-item>
          <text:list>
            <text:list-item>
              <text:list>
                <text:list-item>
                  <text:h text:style-name="Heading_20_3" text:outline-level="3"><text:span text:style-name="T2">TOOLTIPSIZE</text:span></text:h>
                </text:list-item>
              </text:list>
            </text:list-item>
          </text:list>
        </text:list-item>
      </text:list>
      <text:p text:style-name="Standard"><text:span text:style-name="T2">Sets the display size for drafting tooltips, and dynamic input text. Valid values from -3 to 6. Global variable.</text:span></text:p>
      <text:list xml:id="list36617158" text:continue-numbering="true" text:style-name="Outline">
        <text:list-item>
          <text:list>
            <text:list-item>
              <text:list>
                <text:list-item>
                  <text:h text:style-name="Heading_20_3" text:outline-level="3"><text:span text:style-name="T2">WINDOWAREACOLOR</text:span></text:h>
                </text:list-item>
              </text:list>
            </text:list-item>
          </text:list>
        </text:list-item>
      </text:list>
      <text:p text:style-name="Standard"><text:span text:style-name="T2">The same as the </text:span><text:span text:style-name="T6">most popular CAD.</text:span><text:span text:style-name="T2"> </text:span>Global vari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Lucida Sans1" svg:font-family="'Lucida Sans'" style:font-family-generic="swiss"/>
    <style:font-face style:name="Courier New" svg:font-family="'Courier New'" style:font-adornments="Normale"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it" fo:country="IT" style:font-size-asian="10pt" style:language-asian="it" style:country-asian="IT"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it" fo:country="IT" style:font-name-asian="Calibri1" style:font-size-asian="10pt" style:language-asian="it" style:country-asian="IT"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name-asian="Times New Roman"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itolo_20_1_20_Carattere" style:display-name="Titolo 1 Carattere" style:family="tex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text-properties fo:color="#4f81bd" style:font-name="Cambria" fo:font-weight="bold" style:font-name-asian="Times New Roman" style:font-weight-asian="bold" style:font-name-complex="Times New Roman" style:font-weight-complex="bold"/>
    </style:style>
    <style:style style:name="hilite" style:family="text"/>
    <style:style style:name="Emphasis" style:family="text">
      <style:text-properties fo:font-style="italic" style:font-style-asian="italic" style:font-style-complex="italic"/>
    </style:style>
    <style:style style:name="Testo_20_fumetto_20_Carattere" style:display-name="Testo fumetto Carattere" style:family="text" style:parent-style-name="Default_20_Paragraph_20_Font">
      <style:text-properties style:font-name="Tahoma" fo:font-size="8pt" style:font-size-asian="8pt" style:language-asian="en" style:country-asian="US" style:font-name-complex="Tahoma1" style:font-size-complex="8pt"/>
    </style:style>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4.00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27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54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81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9.08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35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622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89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4.1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oltini Roberto</meta:initial-creator>
    <meta:editing-cycles>35</meta:editing-cycles>
    <meta:print-date>2015-08-28T10:25:00</meta:print-date>
    <meta:creation-date>2016-04-18T07:01:00</meta:creation-date>
    <dc:date>2024-02-05T16:36:16.09</dc:date>
    <meta:editing-duration>PT9M54S</meta:editing-duration>
    <meta:generator>OpenOffice/4.1.7$Win32 OpenOffice.org_project/417m1$Build-9800</meta:generator>
    <meta:document-statistic meta:table-count="0" meta:image-count="2" meta:object-count="0" meta:page-count="26" meta:paragraph-count="456" meta:word-count="4838" meta:character-count="2959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